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646in"/>
    </style:style>
    <style:style style:name="co2" style:family="table-column">
      <style:table-column-properties fo:break-before="auto" style:column-width="1.0327in"/>
    </style:style>
    <style:style style:name="co3" style:family="table-column">
      <style:table-column-properties fo:break-before="auto" style:column-width="1.654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k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93418391519453" calcext:value-type="float">
            <text:p>5.9341839152</text:p>
          </table:table-cell>
          <table:table-cell office:value-type="float" office:value="0.00540561133214674" calcext:value-type="float">
            <text:p>0.0054056113</text:p>
          </table:table-cell>
          <table:table-cell office:value-type="float" office:value="0.551452026618251" calcext:value-type="float">
            <text:p>0.5514520266</text:p>
          </table:table-cell>
          <table:table-cell office:value-type="float" office:value="6" calcext:value-type="float">
            <text:p>6</text:p>
          </table:table-cell>
          <table:table-cell office:value-type="float" office:value="0.00436582771704951" calcext:value-type="float">
            <text:p>0.0043658277</text:p>
          </table:table-cell>
          <table:table-cell office:value-type="float" office:value="0.532428242926998" calcext:value-type="float">
            <text:p>0.5324282429</text:p>
          </table:table-cell>
        </table:table-row>
        <table:table-row table:style-name="ro1">
          <table:table-cell office:value-type="float" office:value="10.9692741921161" calcext:value-type="float">
            <text:p>10.9692741921</text:p>
          </table:table-cell>
          <table:table-cell office:value-type="float" office:value="0.0321607112111515" calcext:value-type="float">
            <text:p>0.0321607112</text:p>
          </table:table-cell>
          <table:table-cell office:value-type="float" office:value="0.549381921295734" calcext:value-type="float">
            <text:p>0.5493819213</text:p>
          </table:table-cell>
          <table:table-cell office:value-type="float" office:value="11.0006618628456" calcext:value-type="float">
            <text:p>11.0006618628</text:p>
          </table:table-cell>
          <table:table-cell office:value-type="float" office:value="0.000939949762658941" calcext:value-type="float">
            <text:p>0.0009399498</text:p>
          </table:table-cell>
          <table:table-cell office:value-type="float" office:value="0.283642465933824" calcext:value-type="float">
            <text:p>0.2836424659</text:p>
          </table:table-cell>
        </table:table-row>
        <table:table-row table:style-name="ro1">
          <table:table-cell office:value-type="float" office:value="15.9457910350212" calcext:value-type="float">
            <text:p>15.945791035</text:p>
          </table:table-cell>
          <table:table-cell office:value-type="float" office:value="0.0355501880069443" calcext:value-type="float">
            <text:p>0.035550188</text:p>
          </table:table-cell>
          <table:table-cell office:value-type="float" office:value="0.488074878929975" calcext:value-type="float">
            <text:p>0.4880748789</text:p>
          </table:table-cell>
          <table:table-cell office:value-type="float" office:value="16.0071405028072" calcext:value-type="float">
            <text:p>16.0071405028</text:p>
          </table:table-cell>
          <table:table-cell office:value-type="float" office:value="0.000565537164266948" calcext:value-type="float">
            <text:p>0.0005655372</text:p>
          </table:table-cell>
          <table:table-cell office:value-type="float" office:value="0.176765579908169" calcext:value-type="float">
            <text:p>0.1767655799</text:p>
          </table:table-cell>
        </table:table-row>
        <table:table-row table:style-name="ro1">
          <table:table-cell office:value-type="float" office:value="20.9541626201493" calcext:value-type="float">
            <text:p>20.9541626201</text:p>
          </table:table-cell>
          <table:table-cell office:value-type="float" office:value="0.0469556083221889" calcext:value-type="float">
            <text:p>0.0469556083</text:p>
          </table:table-cell>
          <table:table-cell office:value-type="float" office:value="0.534339975385096" calcext:value-type="float">
            <text:p>0.5343399754</text:p>
          </table:table-cell>
          <table:table-cell office:value-type="float" office:value="21.100379687852" calcext:value-type="float">
            <text:p>21.1003796879</text:p>
          </table:table-cell>
          <table:table-cell office:value-type="float" office:value="0.000445132079759858" calcext:value-type="float">
            <text:p>0.0004451321</text:p>
          </table:table-cell>
          <table:table-cell office:value-type="float" office:value="0.147457763762799" calcext:value-type="float">
            <text:p>0.1474577638</text:p>
          </table:table-cell>
        </table:table-row>
        <table:table-row table:style-name="ro1">
          <table:table-cell office:value-type="float" office:value="25.9088652417132" calcext:value-type="float">
            <text:p>25.9088652417</text:p>
          </table:table-cell>
          <table:table-cell office:value-type="float" office:value="-0.0123843981200377" calcext:value-type="float">
            <text:p>-0.0123843981</text:p>
          </table:table-cell>
          <table:table-cell office:value-type="float" office:value="0.519358860229184" calcext:value-type="float">
            <text:p>0.5193588602</text:p>
          </table:table-cell>
          <table:table-cell office:value-type="float" office:value="26.1079101157477" calcext:value-type="float">
            <text:p>26.1079101157</text:p>
          </table:table-cell>
          <table:table-cell office:value-type="float" office:value="0.0000619985114025044" calcext:value-type="float">
            <text:p>6.19985114025044E-005</text:p>
          </table:table-cell>
          <table:table-cell office:value-type="float" office:value="0.11765912164509" calcext:value-type="float">
            <text:p>0.1176591216</text:p>
          </table:table-cell>
        </table:table-row>
        <table:table-row table:style-name="ro1">
          <table:table-cell office:value-type="float" office:value="5.94574727903881" calcext:value-type="float">
            <text:p>5.945747279</text:p>
          </table:table-cell>
          <table:table-cell office:value-type="float" office:value="1.9590562091669" calcext:value-type="float">
            <text:p>1.9590562092</text:p>
          </table:table-cell>
          <table:table-cell office:value-type="float" office:value="0.517638668441123" calcext:value-type="float">
            <text:p>0.5176386684</text:p>
          </table:table-cell>
          <table:table-cell office:value-type="float" office:value="6.3125439433364" calcext:value-type="float">
            <text:p>6.3125439433</text:p>
          </table:table-cell>
          <table:table-cell office:value-type="float" office:value="0.152861303355571" calcext:value-type="float">
            <text:p>0.1528613034</text:p>
          </table:table-cell>
          <table:table-cell office:value-type="float" office:value="-0.118042703668179" calcext:value-type="float">
            <text:p>-0.1180427037</text:p>
          </table:table-cell>
        </table:table-row>
        <table:table-row table:style-name="ro1">
          <table:table-cell office:value-type="float" office:value="10.9776538100765" calcext:value-type="float">
            <text:p>10.9776538101</text:p>
          </table:table-cell>
          <table:table-cell office:value-type="float" office:value="2.00735714757984" calcext:value-type="float">
            <text:p>2.0073571476</text:p>
          </table:table-cell>
          <table:table-cell office:value-type="float" office:value="0.526231222531232" calcext:value-type="float">
            <text:p>0.5262312225</text:p>
          </table:table-cell>
          <table:table-cell office:value-type="float" office:value="11.2026883580677" calcext:value-type="float">
            <text:p>11.2026883581</text:p>
          </table:table-cell>
          <table:table-cell office:value-type="float" office:value="0.0489518033647241" calcext:value-type="float">
            <text:p>0.0489518034</text:p>
          </table:table-cell>
          <table:table-cell office:value-type="float" office:value="0.0835554493709477" calcext:value-type="float">
            <text:p>0.0835554494</text:p>
          </table:table-cell>
        </table:table-row>
        <table:table-row table:style-name="ro1">
          <table:table-cell office:value-type="float" office:value="15.9075735534579" calcext:value-type="float">
            <text:p>15.9075735535</text:p>
          </table:table-cell>
          <table:table-cell office:value-type="float" office:value="1.97483655877853" calcext:value-type="float">
            <text:p>1.9748365588</text:p>
          </table:table-cell>
          <table:table-cell office:value-type="float" office:value="0.520142673980487" calcext:value-type="float">
            <text:p>0.520142674</text:p>
          </table:table-cell>
          <table:table-cell office:value-type="float" office:value="16.1257028564569" calcext:value-type="float">
            <text:p>16.1257028565</text:p>
          </table:table-cell>
          <table:table-cell office:value-type="float" office:value="0.0233278028481356" calcext:value-type="float">
            <text:p>0.0233278028</text:p>
          </table:table-cell>
          <table:table-cell office:value-type="float" office:value="0.0990533712226529" calcext:value-type="float">
            <text:p>0.0990533712</text:p>
          </table:table-cell>
        </table:table-row>
        <table:table-row table:style-name="ro1">
          <table:table-cell office:value-type="float" office:value="20.9775323949502" calcext:value-type="float">
            <text:p>20.977532395</text:p>
          </table:table-cell>
          <table:table-cell office:value-type="float" office:value="2.02707567462053" calcext:value-type="float">
            <text:p>2.0270756746</text:p>
          </table:table-cell>
          <table:table-cell office:value-type="float" office:value="0.529801081743746" calcext:value-type="float">
            <text:p>0.5298010817</text:p>
          </table:table-cell>
          <table:table-cell office:value-type="float" office:value="21.2021242528815" calcext:value-type="float">
            <text:p>21.2021242529</text:p>
          </table:table-cell>
          <table:table-cell office:value-type="float" office:value="0.0137920070193793" calcext:value-type="float">
            <text:p>0.013792007</text:p>
          </table:table-cell>
          <table:table-cell office:value-type="float" office:value="0.0932982938432266" calcext:value-type="float">
            <text:p>0.0932982938</text:p>
          </table:table-cell>
        </table:table-row>
        <table:table-row table:style-name="ro1">
          <table:table-cell office:value-type="float" office:value="25.945726987674" calcext:value-type="float">
            <text:p>25.9457269877</text:p>
          </table:table-cell>
          <table:table-cell office:value-type="float" office:value="2.025677459358" calcext:value-type="float">
            <text:p>2.0256774594</text:p>
          </table:table-cell>
          <table:table-cell office:value-type="float" office:value="0.528678153141794" calcext:value-type="float">
            <text:p>0.5286781531</text:p>
          </table:table-cell>
          <table:table-cell office:value-type="float" office:value="26.2009364325911" calcext:value-type="float">
            <text:p>26.2009364326</text:p>
          </table:table-cell>
          <table:table-cell office:value-type="float" office:value="0.00903952576877574" calcext:value-type="float">
            <text:p>0.0090395258</text:p>
          </table:table-cell>
          <table:table-cell office:value-type="float" office:value="0.0838328999187102" calcext:value-type="float">
            <text:p>0.0838328999</text:p>
          </table:table-cell>
        </table:table-row>
        <table:table-row table:style-name="ro1">
          <table:table-cell office:value-type="float" office:value="5.95990852961219" calcext:value-type="float">
            <text:p>5.9599085296</text:p>
          </table:table-cell>
          <table:table-cell office:value-type="float" office:value="3.94106038803797" calcext:value-type="float">
            <text:p>3.941060388</text:p>
          </table:table-cell>
          <table:table-cell office:value-type="float" office:value="0.532369332641219" calcext:value-type="float">
            <text:p>0.5323693326</text:p>
          </table:table-cell>
          <table:table-cell office:value-type="float" office:value="7.50654126201169" calcext:value-type="float">
            <text:p>7.506541262</text:p>
          </table:table-cell>
          <table:table-cell office:value-type="float" office:value="0.231775986060425" calcext:value-type="float">
            <text:p>0.2317759861</text:p>
          </table:table-cell>
          <table:table-cell office:value-type="float" office:value="-0.482574506430113" calcext:value-type="float">
            <text:p>-0.4825745064</text:p>
          </table:table-cell>
        </table:table-row>
        <table:table-row table:style-name="ro1">
          <table:table-cell office:value-type="float" office:value="10.9358846471184" calcext:value-type="float">
            <text:p>10.9358846471</text:p>
          </table:table-cell>
          <table:table-cell office:value-type="float" office:value="3.92537012421555" calcext:value-type="float">
            <text:p>3.9253701242</text:p>
          </table:table-cell>
          <table:table-cell office:value-type="float" office:value="0.50680069635808" calcext:value-type="float">
            <text:p>0.5068006964</text:p>
          </table:table-cell>
          <table:table-cell office:value-type="float" office:value="11.8084178393989" calcext:value-type="float">
            <text:p>11.8084178394</text:p>
          </table:table-cell>
          <table:table-cell office:value-type="float" office:value="0.0880261093484336" calcext:value-type="float">
            <text:p>0.0880261093</text:p>
          </table:table-cell>
          <table:table-cell office:value-type="float" office:value="-0.0931197683925089" calcext:value-type="float">
            <text:p>-0.0931197684</text:p>
          </table:table-cell>
        </table:table-row>
        <table:table-row table:style-name="ro1">
          <table:table-cell office:value-type="float" office:value="15.9524177628033" calcext:value-type="float">
            <text:p>15.9524177628</text:p>
          </table:table-cell>
          <table:table-cell office:value-type="float" office:value="3.97752360651035" calcext:value-type="float">
            <text:p>3.9775236065</text:p>
          </table:table-cell>
          <table:table-cell office:value-type="float" office:value="0.519876685728476" calcext:value-type="float">
            <text:p>0.5198766857</text:p>
          </table:table-cell>
          <table:table-cell office:value-type="float" office:value="16.6007595593545" calcext:value-type="float">
            <text:p>16.6007595594</text:p>
          </table:table-cell>
          <table:table-cell office:value-type="float" office:value="0.0444222683357901" calcext:value-type="float">
            <text:p>0.0444222683</text:p>
          </table:table-cell>
          <table:table-cell office:value-type="float" office:value="0.00995191885962527" calcext:value-type="float">
            <text:p>0.0099519189</text:p>
          </table:table-cell>
        </table:table-row>
        <table:table-row table:style-name="ro1">
          <table:table-cell office:value-type="float" office:value="20.9490875553184" calcext:value-type="float">
            <text:p>20.9490875553</text:p>
          </table:table-cell>
          <table:table-cell office:value-type="float" office:value="3.9940948490948" calcext:value-type="float">
            <text:p>3.9940948491</text:p>
          </table:table-cell>
          <table:table-cell office:value-type="float" office:value="0.523809362422787" calcext:value-type="float">
            <text:p>0.5238093624</text:p>
          </table:table-cell>
          <table:table-cell office:value-type="float" office:value="21.5022812942088" calcext:value-type="float">
            <text:p>21.5022812942</text:p>
          </table:table-cell>
          <table:table-cell office:value-type="float" office:value="0.0264548759832184" calcext:value-type="float">
            <text:p>0.026454876</text:p>
          </table:table-cell>
          <table:table-cell office:value-type="float" office:value="0.0397681762250944" calcext:value-type="float">
            <text:p>0.0397681762</text:p>
          </table:table-cell>
        </table:table-row>
        <table:table-row table:style-name="ro1">
          <table:table-cell office:value-type="float" office:value="25.9852684559424" calcext:value-type="float">
            <text:p>25.9852684559</text:p>
          </table:table-cell>
          <table:table-cell office:value-type="float" office:value="4.01666021980704" calcext:value-type="float">
            <text:p>4.0166602198</text:p>
          </table:table-cell>
          <table:table-cell office:value-type="float" office:value="0.526182430017546" calcext:value-type="float">
            <text:p>0.52618243</text:p>
          </table:table-cell>
          <table:table-cell office:value-type="float" office:value="26.5016621985683" calcext:value-type="float">
            <text:p>26.5016621986</text:p>
          </table:table-cell>
          <table:table-cell office:value-type="float" office:value="0.0174815903158675" calcext:value-type="float">
            <text:p>0.0174815903</text:p>
          </table:table-cell>
          <table:table-cell office:value-type="float" office:value="0.0486274174423423" calcext:value-type="float">
            <text:p>0.0486274174</text:p>
          </table:table-cell>
        </table:table-row>
        <table:table-row table:style-name="ro1">
          <table:table-cell office:value-type="float" office:value="5.97924611215104" calcext:value-type="float">
            <text:p>5.9792461122</text:p>
          </table:table-cell>
          <table:table-cell office:value-type="float" office:value="5.95006541370794" calcext:value-type="float">
            <text:p>5.9500654137</text:p>
          </table:table-cell>
          <table:table-cell office:value-type="float" office:value="0.537093105332859" calcext:value-type="float">
            <text:p>0.5370931053</text:p>
          </table:table-cell>
          <table:table-cell office:value-type="float" office:value="9.30801812909129" calcext:value-type="float">
            <text:p>9.3080181291</text:p>
          </table:table-cell>
          <table:table-cell office:value-type="float" office:value="0.248209880671348" calcext:value-type="float">
            <text:p>0.2482098807</text:p>
          </table:table-cell>
          <table:table-cell office:value-type="float" office:value="-0.61388150318895" calcext:value-type="float">
            <text:p>-0.6138815032</text:p>
          </table:table-cell>
        </table:table-row>
        <table:table-row table:style-name="ro1">
          <table:table-cell office:value-type="float" office:value="11.0298871099055" calcext:value-type="float">
            <text:p>11.0298871099</text:p>
          </table:table-cell>
          <table:table-cell office:value-type="float" office:value="5.96462254837263" calcext:value-type="float">
            <text:p>5.9646225484</text:p>
          </table:table-cell>
          <table:table-cell office:value-type="float" office:value="0.497964889155685" calcext:value-type="float">
            <text:p>0.4979648892</text:p>
          </table:table-cell>
          <table:table-cell office:value-type="float" office:value="13.0025530618646" calcext:value-type="float">
            <text:p>13.0025530619</text:p>
          </table:table-cell>
          <table:table-cell office:value-type="float" office:value="0.114416888749132" calcext:value-type="float">
            <text:p>0.1144168887</text:p>
          </table:table-cell>
          <table:table-cell office:value-type="float" office:value="-0.223123487493179" calcext:value-type="float">
            <text:p>-0.2231234875</text:p>
          </table:table-cell>
        </table:table-row>
        <table:table-row table:style-name="ro1">
          <table:table-cell office:value-type="float" office:value="15.9892156395883" calcext:value-type="float">
            <text:p>15.9892156396</text:p>
          </table:table-cell>
          <table:table-cell office:value-type="float" office:value="5.96567317111911" calcext:value-type="float">
            <text:p>5.9656731711</text:p>
          </table:table-cell>
          <table:table-cell office:value-type="float" office:value="0.513328844067361" calcext:value-type="float">
            <text:p>0.5133288441</text:p>
          </table:table-cell>
          <table:table-cell office:value-type="float" office:value="17.4031474503401" calcext:value-type="float">
            <text:p>17.4031474503</text:p>
          </table:table-cell>
          <table:table-cell office:value-type="float" office:value="0.0617574091179762" calcext:value-type="float">
            <text:p>0.0617574091</text:p>
          </table:table-cell>
          <table:table-cell office:value-type="float" office:value="-0.0691006909702226" calcext:value-type="float">
            <text:p>-0.069100691</text:p>
          </table:table-cell>
        </table:table-row>
        <table:table-row table:style-name="ro1">
          <table:table-cell office:value-type="float" office:value="20.9704839157134" calcext:value-type="float">
            <text:p>20.9704839157</text:p>
          </table:table-cell>
          <table:table-cell office:value-type="float" office:value="5.97734258999056" calcext:value-type="float">
            <text:p>5.97734259</text:p>
          </table:table-cell>
          <table:table-cell office:value-type="float" office:value="0.519493691707748" calcext:value-type="float">
            <text:p>0.5194936917</text:p>
          </table:table-cell>
          <table:table-cell office:value-type="float" office:value="22.1006641164572" calcext:value-type="float">
            <text:p>22.1006641165</text:p>
          </table:table-cell>
          <table:table-cell office:value-type="float" office:value="0.0378389253968803" calcext:value-type="float">
            <text:p>0.0378389254</text:p>
          </table:table-cell>
          <table:table-cell office:value-type="float" office:value="-0.0102276318276256" calcext:value-type="float">
            <text:p>-0.0102276318</text:p>
          </table:table-cell>
        </table:table-row>
        <table:table-row table:style-name="ro1">
          <table:table-cell office:value-type="float" office:value="25.9308234270078" calcext:value-type="float">
            <text:p>25.930823427</text:p>
          </table:table-cell>
          <table:table-cell office:value-type="float" office:value="5.97293711208419" calcext:value-type="float">
            <text:p>5.9729371121</text:p>
          </table:table-cell>
          <table:table-cell office:value-type="float" office:value="0.52168232910664" calcext:value-type="float">
            <text:p>0.5216823291</text:p>
          </table:table-cell>
          <table:table-cell office:value-type="float" office:value="26.9010844124598" calcext:value-type="float">
            <text:p>26.9010844125</text:p>
          </table:table-cell>
          <table:table-cell office:value-type="float" office:value="0.0253577451174754" calcext:value-type="float">
            <text:p>0.0253577451</text:p>
          </table:table-cell>
          <table:table-cell office:value-type="float" office:value="0.0147455314823129" calcext:value-type="float">
            <text:p>0.0147455315</text:p>
          </table:table-cell>
        </table:table-row>
        <table:table-row table:style-name="ro1">
          <table:table-cell office:value-type="float" office:value="6.00472874952429" calcext:value-type="float">
            <text:p>6.0047287495</text:p>
          </table:table-cell>
          <table:table-cell office:value-type="float" office:value="7.97199751097857" calcext:value-type="float">
            <text:p>7.971997511</text:p>
          </table:table-cell>
          <table:table-cell office:value-type="float" office:value="0.522820660295624" calcext:value-type="float">
            <text:p>0.5228206603</text:p>
          </table:table-cell>
          <table:table-cell office:value-type="float" office:value="11.5072349252118" calcext:value-type="float">
            <text:p>11.5072349252</text:p>
          </table:table-cell>
          <table:table-cell office:value-type="float" office:value="0.236469590350271" calcext:value-type="float">
            <text:p>0.2364695904</text:p>
          </table:table-cell>
          <table:table-cell office:value-type="float" office:value="-0.636676769786486" calcext:value-type="float">
            <text:p>-0.6366767698</text:p>
          </table:table-cell>
        </table:table-row>
        <table:table-row table:style-name="ro1">
          <table:table-cell office:value-type="float" office:value="10.9658279648918" calcext:value-type="float">
            <text:p>10.9658279649</text:p>
          </table:table-cell>
          <table:table-cell office:value-type="float" office:value="7.94469864024778" calcext:value-type="float">
            <text:p>7.9446986402</text:p>
          </table:table-cell>
          <table:table-cell office:value-type="float" office:value="0.528830511280868" calcext:value-type="float">
            <text:p>0.5288305113</text:p>
          </table:table-cell>
          <table:table-cell office:value-type="float" office:value="14.4053146123951" calcext:value-type="float">
            <text:p>14.4053146124</text:p>
          </table:table-cell>
          <table:table-cell office:value-type="float" office:value="0.130087074696376" calcext:value-type="float">
            <text:p>0.1300870747</text:p>
          </table:table-cell>
          <table:table-cell office:value-type="float" office:value="-0.293735304663777" calcext:value-type="float">
            <text:p>-0.2937353047</text:p>
          </table:table-cell>
        </table:table-row>
        <table:table-row table:style-name="ro1">
          <table:table-cell office:value-type="float" office:value="15.9361433799893" calcext:value-type="float">
            <text:p>15.93614338</text:p>
          </table:table-cell>
          <table:table-cell office:value-type="float" office:value="7.93046477598512" calcext:value-type="float">
            <text:p>7.930464776</text:p>
          </table:table-cell>
          <table:table-cell office:value-type="float" office:value="0.524642370499414" calcext:value-type="float">
            <text:p>0.5246423705</text:p>
          </table:table-cell>
          <table:table-cell office:value-type="float" office:value="18.4108566538896" calcext:value-type="float">
            <text:p>18.4108566539</text:p>
          </table:table-cell>
          <table:table-cell office:value-type="float" office:value="0.0753037248704176" calcext:value-type="float">
            <text:p>0.0753037249</text:p>
          </table:table-cell>
          <table:table-cell office:value-type="float" office:value="-0.128758178453225" calcext:value-type="float">
            <text:p>-0.1287581785</text:p>
          </table:table-cell>
        </table:table-row>
        <table:table-row table:style-name="ro1">
          <table:table-cell office:value-type="float" office:value="20.9651622582707" calcext:value-type="float">
            <text:p>20.9651622583</text:p>
          </table:table-cell>
          <table:table-cell office:value-type="float" office:value="7.94294643567509" calcext:value-type="float">
            <text:p>7.9429464357</text:p>
          </table:table-cell>
          <table:table-cell office:value-type="float" office:value="0.514938064177593" calcext:value-type="float">
            <text:p>0.5149380642</text:p>
          </table:table-cell>
          <table:table-cell office:value-type="float" office:value="22.9059254184023" calcext:value-type="float">
            <text:p>22.9059254184</text:p>
          </table:table-cell>
          <table:table-cell office:value-type="float" office:value="0.0475349176115309" calcext:value-type="float">
            <text:p>0.0475349176</text:p>
          </table:table-cell>
          <table:table-cell office:value-type="float" office:value="-0.0546998371842749" calcext:value-type="float">
            <text:p>-0.0546998372</text:p>
          </table:table-cell>
        </table:table-row>
        <table:table-row table:style-name="ro1">
          <table:table-cell office:value-type="float" office:value="25.9701051346819" calcext:value-type="float">
            <text:p>25.9701051347</text:p>
          </table:table-cell>
          <table:table-cell office:value-type="float" office:value="7.97071004832149" calcext:value-type="float">
            <text:p>7.9707100483</text:p>
          </table:table-cell>
          <table:table-cell office:value-type="float" office:value="0.519434620467005" calcext:value-type="float">
            <text:p>0.5194346205</text:p>
          </table:table-cell>
          <table:table-cell office:value-type="float" office:value="27.6005963823451" calcext:value-type="float">
            <text:p>27.6005963823</text:p>
          </table:table-cell>
          <table:table-cell office:value-type="float" office:value="0.0324555686753229" calcext:value-type="float">
            <text:p>0.0324555687</text:p>
          </table:table-cell>
          <table:table-cell office:value-type="float" office:value="-0.0167510878532246" calcext:value-type="float">
            <text:p>-0.0167510879</text:p>
          </table:table-cell>
        </table:table-row>
        <table:table-row table:style-name="ro1">
          <table:table-cell office:value-type="float" office:value="5.99013914239" calcext:value-type="float">
            <text:p>5.9901391424</text:p>
          </table:table-cell>
          <table:table-cell office:value-type="float" office:value="9.9656731476303" calcext:value-type="float">
            <text:p>9.9656731476</text:p>
          </table:table-cell>
          <table:table-cell office:value-type="float" office:value="0.537490669852368" calcext:value-type="float">
            <text:p>0.5374906699</text:p>
          </table:table-cell>
          <table:table-cell office:value-type="float" office:value="13.907128842935" calcext:value-type="float">
            <text:p>13.9071288429</text:p>
          </table:table-cell>
          <table:table-cell office:value-type="float" office:value="0.217415700091172" calcext:value-type="float">
            <text:p>0.2174157001</text:p>
          </table:table-cell>
          <table:table-cell office:value-type="float" office:value="-0.606438340954434" calcext:value-type="float">
            <text:p>-0.606438341</text:p>
          </table:table-cell>
        </table:table-row>
        <table:table-row table:style-name="ro1">
          <table:table-cell office:value-type="float" office:value="10.9805214851016" calcext:value-type="float">
            <text:p>10.9805214851</text:p>
          </table:table-cell>
          <table:table-cell office:value-type="float" office:value="9.98301412846265" calcext:value-type="float">
            <text:p>9.9830141285</text:p>
          </table:table-cell>
          <table:table-cell office:value-type="float" office:value="0.530716181265092" calcext:value-type="float">
            <text:p>0.5307161813</text:p>
          </table:table-cell>
          <table:table-cell office:value-type="float" office:value="16.2058870149737" calcext:value-type="float">
            <text:p>16.205887015</text:p>
          </table:table-cell>
          <table:table-cell office:value-type="float" office:value="0.135643672756541" calcext:value-type="float">
            <text:p>0.1356436728</text:p>
          </table:table-cell>
          <table:table-cell office:value-type="float" office:value="-0.338286066801752" calcext:value-type="float">
            <text:p>-0.3382860668</text:p>
          </table:table-cell>
        </table:table-row>
        <table:table-row table:style-name="ro1">
          <table:table-cell office:value-type="float" office:value="16.0314761865504" calcext:value-type="float">
            <text:p>16.0314761866</text:p>
          </table:table-cell>
          <table:table-cell office:value-type="float" office:value="9.94228173892026" calcext:value-type="float">
            <text:p>9.9422817389</text:p>
          </table:table-cell>
          <table:table-cell office:value-type="float" office:value="0.503190577737067" calcext:value-type="float">
            <text:p>0.5031905777</text:p>
          </table:table-cell>
          <table:table-cell office:value-type="float" office:value="19.8031307026169" calcext:value-type="float">
            <text:p>19.8031307026</text:p>
          </table:table-cell>
          <table:table-cell office:value-type="float" office:value="0.0839722817086624" calcext:value-type="float">
            <text:p>0.0839722817</text:p>
          </table:table-cell>
          <table:table-cell office:value-type="float" office:value="-0.180753351881757" calcext:value-type="float">
            <text:p>-0.1807533519</text:p>
          </table:table-cell>
        </table:table-row>
        <table:table-row table:style-name="ro1">
          <table:table-cell office:value-type="float" office:value="21.0177299986986" calcext:value-type="float">
            <text:p>21.0177299987</text:p>
          </table:table-cell>
          <table:table-cell office:value-type="float" office:value="9.9669014231213" calcext:value-type="float">
            <text:p>9.9669014231</text:p>
          </table:table-cell>
          <table:table-cell office:value-type="float" office:value="0.512490575500887" calcext:value-type="float">
            <text:p>0.5124905755</text:p>
          </table:table-cell>
          <table:table-cell office:value-type="float" office:value="24.0003529019891" calcext:value-type="float">
            <text:p>24.000352902</text:p>
          </table:table-cell>
          <table:table-cell office:value-type="float" office:value="0.0553750725920325" calcext:value-type="float">
            <text:p>0.0553750726</text:p>
          </table:table-cell>
          <table:table-cell office:value-type="float" office:value="-0.0923029596969487" calcext:value-type="float">
            <text:p>-0.0923029597</text:p>
          </table:table-cell>
        </table:table-row>
        <table:table-row table:style-name="ro1">
          <table:table-cell office:value-type="float" office:value="25.9407555480835" calcext:value-type="float">
            <text:p>25.9407555481</text:p>
          </table:table-cell>
          <table:table-cell office:value-type="float" office:value="9.92000248971771" calcext:value-type="float">
            <text:p>9.9200024897</text:p>
          </table:table-cell>
          <table:table-cell office:value-type="float" office:value="0.51598246884263" calcext:value-type="float">
            <text:p>0.5159824688</text:p>
          </table:table-cell>
          <table:table-cell office:value-type="float" office:value="28.4050840303573" calcext:value-type="float">
            <text:p>28.4050840304</text:p>
          </table:table-cell>
          <table:table-cell office:value-type="float" office:value="0.0386318192311575" calcext:value-type="float">
            <text:p>0.0386318192</text:p>
          </table:table-cell>
          <table:table-cell office:value-type="float" office:value="-0.0451479966305131" calcext:value-type="float">
            <text:p>-0.0451479966</text:p>
          </table:table-cell>
        </table:table-row>
        <table:table-row table:style-name="ro1">
          <table:table-cell office:value-type="float" office:value="6.01302612184734" calcext:value-type="float">
            <text:p>6.0130261218</text:p>
          </table:table-cell>
          <table:table-cell office:value-type="float" office:value="11.9756726126656" calcext:value-type="float">
            <text:p>11.9756726127</text:p>
          </table:table-cell>
          <table:table-cell office:value-type="float" office:value="0.523311093549918" calcext:value-type="float">
            <text:p>0.5233110935</text:p>
          </table:table-cell>
          <table:table-cell office:value-type="float" office:value="16.5069984567412" calcext:value-type="float">
            <text:p>16.5069984567</text:p>
          </table:table-cell>
          <table:table-cell office:value-type="float" office:value="0.196600999554947" calcext:value-type="float">
            <text:p>0.1966009996</text:p>
          </table:table-cell>
          <table:table-cell office:value-type="float" office:value="-0.569906448407513" calcext:value-type="float">
            <text:p>-0.5699064484</text:p>
          </table:table-cell>
        </table:table-row>
        <table:table-row table:style-name="ro1">
          <table:table-cell office:value-type="float" office:value="10.9996176149327" calcext:value-type="float">
            <text:p>10.9996176149</text:p>
          </table:table-cell>
          <table:table-cell office:value-type="float" office:value="11.9813149694974" calcext:value-type="float">
            <text:p>11.9813149695</text:p>
          </table:table-cell>
          <table:table-cell office:value-type="float" office:value="0.523348827497413" calcext:value-type="float">
            <text:p>0.5233488275</text:p>
          </table:table-cell>
          <table:table-cell office:value-type="float" office:value="18.2057082495971" calcext:value-type="float">
            <text:p>18.2057082496</text:p>
          </table:table-cell>
          <table:table-cell office:value-type="float" office:value="0.13519205312535" calcext:value-type="float">
            <text:p>0.1351920531</text:p>
          </table:table-cell>
          <table:table-cell office:value-type="float" office:value="-0.359705354797775" calcext:value-type="float">
            <text:p>-0.3597053548</text:p>
          </table:table-cell>
        </table:table-row>
        <table:table-row table:style-name="ro1">
          <table:table-cell office:value-type="float" office:value="15.9654405954633" calcext:value-type="float">
            <text:p>15.9654405955</text:p>
          </table:table-cell>
          <table:table-cell office:value-type="float" office:value="11.9396672185757" calcext:value-type="float">
            <text:p>11.9396672186</text:p>
          </table:table-cell>
          <table:table-cell office:value-type="float" office:value="0.527176554823216" calcext:value-type="float">
            <text:p>0.5271765548</text:p>
          </table:table-cell>
          <table:table-cell office:value-type="float" office:value="21.3086153419304" calcext:value-type="float">
            <text:p>21.3086153419</text:p>
          </table:table-cell>
          <table:table-cell office:value-type="float" office:value="0.0900760981263959" calcext:value-type="float">
            <text:p>0.0900760981</text:p>
          </table:table-cell>
          <table:table-cell office:value-type="float" office:value="-0.209077955962978" calcext:value-type="float">
            <text:p>-0.209077956</text:p>
          </table:table-cell>
        </table:table-row>
        <table:table-row table:style-name="ro1">
          <table:table-cell office:value-type="float" office:value="21.0055157210545" calcext:value-type="float">
            <text:p>21.0055157211</text:p>
          </table:table-cell>
          <table:table-cell office:value-type="float" office:value="11.917747906409" calcext:value-type="float">
            <text:p>11.9177479064</text:p>
          </table:table-cell>
          <table:table-cell office:value-type="float" office:value="0.508948357392463" calcext:value-type="float">
            <text:p>0.5089483574</text:p>
          </table:table-cell>
          <table:table-cell office:value-type="float" office:value="25.2038879664917" calcext:value-type="float">
            <text:p>25.2038879665</text:p>
          </table:table-cell>
          <table:table-cell office:value-type="float" office:value="0.0613660215252688" calcext:value-type="float">
            <text:p>0.0613660215</text:p>
          </table:table-cell>
          <table:table-cell office:value-type="float" office:value="-0.12296600895728" calcext:value-type="float">
            <text:p>-0.122966009</text:p>
          </table:table-cell>
        </table:table-row>
        <table:table-row table:style-name="ro1">
          <table:table-cell office:value-type="float" office:value="26.0022720147687" calcext:value-type="float">
            <text:p>26.0022720148</text:p>
          </table:table-cell>
          <table:table-cell office:value-type="float" office:value="11.9530254718608" calcext:value-type="float">
            <text:p>11.9530254719</text:p>
          </table:table-cell>
          <table:table-cell office:value-type="float" office:value="0.514770224466644" calcext:value-type="float">
            <text:p>0.5147702245</text:p>
          </table:table-cell>
          <table:table-cell office:value-type="float" office:value="29.5054252563422" calcext:value-type="float">
            <text:p>29.5054252563</text:p>
          </table:table-cell>
          <table:table-cell office:value-type="float" office:value="0.0438193669784802" calcext:value-type="float">
            <text:p>0.043819367</text:p>
          </table:table-cell>
          <table:table-cell office:value-type="float" office:value="-0.0700030324482152" calcext:value-type="float">
            <text:p>-0.0700030324</text:p>
          </table:table-cell>
        </table:table-row>
        <table:table-row table:style-name="ro1">
          <table:table-cell office:value-type="float" office:value="1.04718967572291" calcext:value-type="float">
            <text:p>1.0471896757</text:p>
          </table:table-cell>
          <table:table-cell office:value-type="float" office:value="13.9697228271512" calcext:value-type="float">
            <text:p>13.9697228272</text:p>
          </table:table-cell>
          <table:table-cell office:value-type="float" office:value="0.539110170691998" calcext:value-type="float">
            <text:p>0.5391101707</text:p>
          </table:table-cell>
          <table:table-cell office:value-type="float" office:value="20.8129589116758" calcext:value-type="float">
            <text:p>20.8129589117</text:p>
          </table:table-cell>
          <table:table-cell office:value-type="float" office:value="0.207483718099219" calcext:value-type="float">
            <text:p>0.2074837181</text:p>
          </table:table-cell>
          <table:table-cell office:value-type="float" office:value="-0.64016839855813" calcext:value-type="float">
            <text:p>-0.6401683986</text:p>
          </table:table-cell>
        </table:table-row>
        <table:table-row table:style-name="ro1">
          <table:table-cell office:value-type="float" office:value="6.01302094127469" calcext:value-type="float">
            <text:p>6.0130209413</text:p>
          </table:table-cell>
          <table:table-cell office:value-type="float" office:value="13.9802269278839" calcext:value-type="float">
            <text:p>13.9802269279</text:p>
          </table:table-cell>
          <table:table-cell office:value-type="float" office:value="0.523428353286413" calcext:value-type="float">
            <text:p>0.5234283533</text:p>
          </table:table-cell>
          <table:table-cell office:value-type="float" office:value="19.204029242841" calcext:value-type="float">
            <text:p>19.2040292428</text:p>
          </table:table-cell>
          <table:table-cell office:value-type="float" office:value="0.177978536674497" calcext:value-type="float">
            <text:p>0.1779785367</text:p>
          </table:table-cell>
          <table:table-cell office:value-type="float" office:value="-0.526923824074731" calcext:value-type="float">
            <text:p>-0.5269238241</text:p>
          </table:table-cell>
        </table:table-row>
        <table:table-row table:style-name="ro1">
          <table:table-cell office:value-type="float" office:value="10.9948483776996" calcext:value-type="float">
            <text:p>10.9948483777</text:p>
          </table:table-cell>
          <table:table-cell office:value-type="float" office:value="13.9172181769092" calcext:value-type="float">
            <text:p>13.9172181769</text:p>
          </table:table-cell>
          <table:table-cell office:value-type="float" office:value="0.530709598331535" calcext:value-type="float">
            <text:p>0.5307095983</text:p>
          </table:table-cell>
          <table:table-cell office:value-type="float" office:value="20.3077791118357" calcext:value-type="float">
            <text:p>20.3077791118</text:p>
          </table:table-cell>
          <table:table-cell office:value-type="float" office:value="0.13178728804333" calcext:value-type="float">
            <text:p>0.131787288</text:p>
          </table:table-cell>
          <table:table-cell office:value-type="float" office:value="-0.362185440085084" calcext:value-type="float">
            <text:p>-0.3621854401</text:p>
          </table:table-cell>
        </table:table-row>
        <table:table-row table:style-name="ro1">
          <table:table-cell office:value-type="float" office:value="16.0671301881443" calcext:value-type="float">
            <text:p>16.0671301881</text:p>
          </table:table-cell>
          <table:table-cell office:value-type="float" office:value="13.9307589272753" calcext:value-type="float">
            <text:p>13.9307589273</text:p>
          </table:table-cell>
          <table:table-cell office:value-type="float" office:value="0.498135623992509" calcext:value-type="float">
            <text:p>0.498135624</text:p>
          </table:table-cell>
          <table:table-cell office:value-type="float" office:value="23.1024746476561" calcext:value-type="float">
            <text:p>23.1024746477</text:p>
          </table:table-cell>
          <table:table-cell office:value-type="float" office:value="0.0922768812760333" calcext:value-type="float">
            <text:p>0.0922768813</text:p>
          </table:table-cell>
          <table:table-cell office:value-type="float" office:value="-0.236018518107971" calcext:value-type="float">
            <text:p>-0.2360185181</text:p>
          </table:table-cell>
        </table:table-row>
        <table:table-row table:style-name="ro1">
          <table:table-cell office:value-type="float" office:value="20.9549026397645" calcext:value-type="float">
            <text:p>20.9549026398</text:p>
          </table:table-cell>
          <table:table-cell office:value-type="float" office:value="13.9301532435602" calcext:value-type="float">
            <text:p>13.9301532436</text:p>
          </table:table-cell>
          <table:table-cell office:value-type="float" office:value="0.525716624809842" calcext:value-type="float">
            <text:p>0.5257166248</text:p>
          </table:table-cell>
          <table:table-cell office:value-type="float" office:value="26.6106304831441" calcext:value-type="float">
            <text:p>26.6106304831</text:p>
          </table:table-cell>
          <table:table-cell office:value-type="float" office:value="0.0659750039333433" calcext:value-type="float">
            <text:p>0.0659750039</text:p>
          </table:table-cell>
          <table:table-cell office:value-type="float" office:value="-0.144026401174383" calcext:value-type="float">
            <text:p>-0.1440264012</text:p>
          </table:table-cell>
        </table:table-row>
        <table:table-row table:style-name="ro1">
          <table:table-cell office:value-type="float" office:value="26.0154617219053" calcext:value-type="float">
            <text:p>26.0154617219</text:p>
          </table:table-cell>
          <table:table-cell office:value-type="float" office:value="13.9453916531494" calcext:value-type="float">
            <text:p>13.9453916531</text:p>
          </table:table-cell>
          <table:table-cell office:value-type="float" office:value="0.512870438943042" calcext:value-type="float">
            <text:p>0.5128704389</text:p>
          </table:table-cell>
          <table:table-cell office:value-type="float" office:value="30.705904668742" calcext:value-type="float">
            <text:p>30.7059046687</text:p>
          </table:table-cell>
          <table:table-cell office:value-type="float" office:value="0.048029649276702" calcext:value-type="float">
            <text:p>0.0480296493</text:p>
          </table:table-cell>
          <table:table-cell office:value-type="float" office:value="-0.0911385513346452" calcext:value-type="float">
            <text:p>-0.0911385513</text:p>
          </table:table-cell>
        </table:table-row>
        <table:table-row table:style-name="ro1">
          <table:table-cell office:value-type="float" office:value="1.02762768400015" calcext:value-type="float">
            <text:p>1.027627684</text:p>
          </table:table-cell>
          <table:table-cell office:value-type="float" office:value="15.9752126413471" calcext:value-type="float">
            <text:p>15.9752126413</text:p>
          </table:table-cell>
          <table:table-cell office:value-type="float" office:value="0.53681662909291" calcext:value-type="float">
            <text:p>0.5368166291</text:p>
          </table:table-cell>
          <table:table-cell office:value-type="float" office:value="23.9107404871959" calcext:value-type="float">
            <text:p>23.9107404872</text:p>
          </table:table-cell>
          <table:table-cell office:value-type="float" office:value="0.18227521043746" calcext:value-type="float">
            <text:p>0.1822752104</text:p>
          </table:table-cell>
          <table:table-cell office:value-type="float" office:value="-0.569752825742308" calcext:value-type="float">
            <text:p>-0.5697528257</text:p>
          </table:table-cell>
        </table:table-row>
        <table:table-row table:style-name="ro1">
          <table:table-cell office:value-type="float" office:value="6.03570406343177" calcext:value-type="float">
            <text:p>6.0357040634</text:p>
          </table:table-cell>
          <table:table-cell office:value-type="float" office:value="15.9326924498329" calcext:value-type="float">
            <text:p>15.9326924498</text:p>
          </table:table-cell>
          <table:table-cell office:value-type="float" office:value="0.534258948544489" calcext:value-type="float">
            <text:p>0.5342589485</text:p>
          </table:table-cell>
          <table:table-cell office:value-type="float" office:value="21.9134187298704" calcext:value-type="float">
            <text:p>21.9134187299</text:p>
          </table:table-cell>
          <table:table-cell office:value-type="float" office:value="0.161781053464669" calcext:value-type="float">
            <text:p>0.1617810535</text:p>
          </table:table-cell>
          <table:table-cell office:value-type="float" office:value="-0.485288333860693" calcext:value-type="float">
            <text:p>-0.4852883339</text:p>
          </table:table-cell>
        </table:table-row>
        <table:table-row table:style-name="ro1">
          <table:table-cell office:value-type="float" office:value="11.0036320831323" calcext:value-type="float">
            <text:p>11.0036320831</text:p>
          </table:table-cell>
          <table:table-cell office:value-type="float" office:value="15.9827296238034" calcext:value-type="float">
            <text:p>15.9827296238</text:p>
          </table:table-cell>
          <table:table-cell office:value-type="float" office:value="0.523456355396997" calcext:value-type="float">
            <text:p>0.5234563554</text:p>
          </table:table-cell>
          <table:table-cell office:value-type="float" office:value="22.7062291763696" calcext:value-type="float">
            <text:p>22.7062291764</text:p>
          </table:table-cell>
          <table:table-cell office:value-type="float" office:value="0.126259513981309" calcext:value-type="float">
            <text:p>0.126259514</text:p>
          </table:table-cell>
          <table:table-cell office:value-type="float" office:value="-0.3587793894776" calcext:value-type="float">
            <text:p>-0.3587793895</text:p>
          </table:table-cell>
        </table:table-row>
        <table:table-row table:style-name="ro1">
          <table:table-cell office:value-type="float" office:value="15.9802837011785" calcext:value-type="float">
            <text:p>15.9802837012</text:p>
          </table:table-cell>
          <table:table-cell office:value-type="float" office:value="15.9740079056866" calcext:value-type="float">
            <text:p>15.9740079057</text:p>
          </table:table-cell>
          <table:table-cell office:value-type="float" office:value="0.528513337014935" calcext:value-type="float">
            <text:p>0.528513337</text:p>
          </table:table-cell>
          <table:table-cell office:value-type="float" office:value="25.006801073636" calcext:value-type="float">
            <text:p>25.0068010736</text:p>
          </table:table-cell>
          <table:table-cell office:value-type="float" office:value="0.093536079144124" calcext:value-type="float">
            <text:p>0.0935360791</text:p>
          </table:table-cell>
          <table:table-cell office:value-type="float" office:value="-0.243878187616528" calcext:value-type="float">
            <text:p>-0.2438781876</text:p>
          </table:table-cell>
        </table:table-row>
        <table:table-row table:style-name="ro1">
          <table:table-cell office:value-type="float" office:value="20.9635012204831" calcext:value-type="float">
            <text:p>20.9635012205</text:p>
          </table:table-cell>
          <table:table-cell office:value-type="float" office:value="15.932045796564" calcext:value-type="float">
            <text:p>15.9320457966</text:p>
          </table:table-cell>
          <table:table-cell office:value-type="float" office:value="0.526255638679845" calcext:value-type="float">
            <text:p>0.5262556387</text:p>
          </table:table-cell>
          <table:table-cell office:value-type="float" office:value="28.2083704091787" calcext:value-type="float">
            <text:p>28.2083704092</text:p>
          </table:table-cell>
          <table:table-cell office:value-type="float" office:value="0.0688468713900924" calcext:value-type="float">
            <text:p>0.0688468714</text:p>
          </table:table-cell>
          <table:table-cell office:value-type="float" office:value="-0.161848528072041" calcext:value-type="float">
            <text:p>-0.1618485281</text:p>
          </table:table-cell>
        </table:table-row>
        <table:table-row table:style-name="ro1">
          <table:table-cell office:value-type="float" office:value="25.9545667081457" calcext:value-type="float">
            <text:p>25.9545667081</text:p>
          </table:table-cell>
          <table:table-cell office:value-type="float" office:value="15.939710795418" calcext:value-type="float">
            <text:p>15.9397107954</text:p>
          </table:table-cell>
          <table:table-cell office:value-type="float" office:value="0.525130337129089" calcext:value-type="float">
            <text:p>0.5251303371</text:p>
          </table:table-cell>
          <table:table-cell office:value-type="float" office:value="32.0037616324939" calcext:value-type="float">
            <text:p>32.0037616325</text:p>
          </table:table-cell>
          <table:table-cell office:value-type="float" office:value="0.05152015448878" calcext:value-type="float">
            <text:p>0.0515201545</text:p>
          </table:table-cell>
          <table:table-cell office:value-type="float" office:value="-0.106700249924899" calcext:value-type="float">
            <text:p>-0.1067002499</text:p>
          </table:table-cell>
        </table:table-row>
        <table:table-row table:style-name="ro1">
          <table:table-cell office:value-type="float" office:value="1.01028558558675" calcext:value-type="float">
            <text:p>1.0102855856</text:p>
          </table:table-cell>
          <table:table-cell office:value-type="float" office:value="17.9790893900952" calcext:value-type="float">
            <text:p>17.9790893901</text:p>
          </table:table-cell>
          <table:table-cell office:value-type="float" office:value="0.535118536465062" calcext:value-type="float">
            <text:p>0.5351185365</text:p>
          </table:table-cell>
          <table:table-cell office:value-type="float" office:value="27.0067705623116" calcext:value-type="float">
            <text:p>27.0067705623</text:p>
          </table:table-cell>
          <table:table-cell office:value-type="float" office:value="0.162486352384176" calcext:value-type="float">
            <text:p>0.1624863524</text:p>
          </table:table-cell>
          <table:table-cell office:value-type="float" office:value="-0.512462912558858" calcext:value-type="float">
            <text:p>-0.5124629126</text:p>
          </table:table-cell>
        </table:table-row>
        <table:table-row table:style-name="ro1">
          <table:table-cell office:value-type="float" office:value="5.99119785387884" calcext:value-type="float">
            <text:p>5.9911978539</text:p>
          </table:table-cell>
          <table:table-cell office:value-type="float" office:value="17.9767448346524" calcext:value-type="float">
            <text:p>17.9767448347</text:p>
          </table:table-cell>
          <table:table-cell office:value-type="float" office:value="0.533341682809628" calcext:value-type="float">
            <text:p>0.5333416828</text:p>
          </table:table-cell>
          <table:table-cell office:value-type="float" office:value="24.8075936115353" calcext:value-type="float">
            <text:p>24.8075936115</text:p>
          </table:table-cell>
          <table:table-cell office:value-type="float" office:value="0.147641784171296" calcext:value-type="float">
            <text:p>0.1476417842</text:p>
          </table:table-cell>
          <table:table-cell office:value-type="float" office:value="-0.448467971595618" calcext:value-type="float">
            <text:p>-0.4484679716</text:p>
          </table:table-cell>
        </table:table-row>
        <table:table-row table:style-name="ro1">
          <table:table-cell office:value-type="float" office:value="10.9948547763782" calcext:value-type="float">
            <text:p>10.9948547764</text:p>
          </table:table-cell>
          <table:table-cell office:value-type="float" office:value="17.9559055462969" calcext:value-type="float">
            <text:p>17.9559055463</text:p>
          </table:table-cell>
          <table:table-cell office:value-type="float" office:value="0.530786339843582" calcext:value-type="float">
            <text:p>0.5307863398</text:p>
          </table:table-cell>
          <table:table-cell office:value-type="float" office:value="25.1090888954399" calcext:value-type="float">
            <text:p>25.1090888954</text:p>
          </table:table-cell>
          <table:table-cell office:value-type="float" office:value="0.120325987798173" calcext:value-type="float">
            <text:p>0.1203259878</text:p>
          </table:table-cell>
          <table:table-cell office:value-type="float" office:value="-0.347556776314898" calcext:value-type="float">
            <text:p>-0.3475567763</text:p>
          </table:table-cell>
        </table:table-row>
        <table:table-row table:style-name="ro1">
          <table:table-cell office:value-type="float" office:value="15.9861914353404" calcext:value-type="float">
            <text:p>15.9861914353</text:p>
          </table:table-cell>
          <table:table-cell office:value-type="float" office:value="17.9172918836035" calcext:value-type="float">
            <text:p>17.9172918836</text:p>
          </table:table-cell>
          <table:table-cell office:value-type="float" office:value="0.528232373739823" calcext:value-type="float">
            <text:p>0.5282323737</text:p>
          </table:table-cell>
          <table:table-cell office:value-type="float" office:value="27.0119062822133" calcext:value-type="float">
            <text:p>27.0119062822</text:p>
          </table:table-cell>
          <table:table-cell office:value-type="float" office:value="0.0927556838860843" calcext:value-type="float">
            <text:p>0.0927556839</text:p>
          </table:table-cell>
          <table:table-cell office:value-type="float" office:value="-0.250470748222066" calcext:value-type="float">
            <text:p>-0.2504707482</text:p>
          </table:table-cell>
        </table:table-row>
        <table:table-row table:style-name="ro1">
          <table:table-cell office:value-type="float" office:value="21.0644095006008" calcext:value-type="float">
            <text:p>21.0644095006</text:p>
          </table:table-cell>
          <table:table-cell office:value-type="float" office:value="17.9287624419689" calcext:value-type="float">
            <text:p>17.928762442</text:p>
          </table:table-cell>
          <table:table-cell office:value-type="float" office:value="0.504486253305592" calcext:value-type="float">
            <text:p>0.5044862533</text:p>
          </table:table-cell>
          <table:table-cell office:value-type="float" office:value="30.0038267930012" calcext:value-type="float">
            <text:p>30.003826793</text:p>
          </table:table-cell>
          <table:table-cell office:value-type="float" office:value="0.0701576067163566" calcext:value-type="float">
            <text:p>0.0701576067</text:p>
          </table:table-cell>
          <table:table-cell office:value-type="float" office:value="-0.177781832812527" calcext:value-type="float">
            <text:p>-0.1777818328</text:p>
          </table:table-cell>
        </table:table-row>
        <table:table-row table:style-name="ro1">
          <table:table-cell office:value-type="float" office:value="25.9626183291434" calcext:value-type="float">
            <text:p>25.9626183291</text:p>
          </table:table-cell>
          <table:table-cell office:value-type="float" office:value="17.9446946642249" calcext:value-type="float">
            <text:p>17.9446946642</text:p>
          </table:table-cell>
          <table:table-cell office:value-type="float" office:value="0.525571005455367" calcext:value-type="float">
            <text:p>0.5255710055</text:p>
          </table:table-cell>
          <table:table-cell office:value-type="float" office:value="33.5076582490419" calcext:value-type="float">
            <text:p>33.507658249</text:p>
          </table:table-cell>
          <table:table-cell office:value-type="float" office:value="0.0539772477883782" calcext:value-type="float">
            <text:p>0.0539772478</text:p>
          </table:table-cell>
          <table:table-cell office:value-type="float" office:value="-0.12083501407796" calcext:value-type="float">
            <text:p>-0.12083501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99961211475296" calcext:value-type="float">
            <text:p>5.9996121148</text:p>
          </table:table-cell>
          <table:table-cell office:value-type="float" office:value="0.00730929049373172" calcext:value-type="float">
            <text:p>0.0073092905</text:p>
          </table:table-cell>
          <table:table-cell office:value-type="float" office:value="-0.0401675710487204" calcext:value-type="float">
            <text:p>-0.040167571</text:p>
          </table:table-cell>
          <table:table-cell office:value-type="float" office:value="5.99679287045103" calcext:value-type="float">
            <text:p>5.9967928705</text:p>
          </table:table-cell>
          <table:table-cell office:value-type="float" office:value="0.000286450473821992" calcext:value-type="float">
            <text:p>0.0002864505</text:p>
          </table:table-cell>
          <table:table-cell office:value-type="float" office:value="-0.0433286610355218" calcext:value-type="float">
            <text:p>-0.043328661</text:p>
          </table:table-cell>
        </table:table-row>
        <table:table-row table:style-name="ro1">
          <table:table-cell office:value-type="float" office:value="10.9996861545989" calcext:value-type="float">
            <text:p>10.9996861546</text:p>
          </table:table-cell>
          <table:table-cell office:value-type="float" office:value="-0.0132465273798614" calcext:value-type="float">
            <text:p>-0.0132465274</text:p>
          </table:table-cell>
          <table:table-cell office:value-type="float" office:value="0.0254220120853093" calcext:value-type="float">
            <text:p>0.0254220121</text:p>
          </table:table-cell>
          <table:table-cell office:value-type="float" office:value="10.990921368079" calcext:value-type="float">
            <text:p>10.9909213681</text:p>
          </table:table-cell>
          <table:table-cell office:value-type="float" office:value="-0.000271746715280775" calcext:value-type="float">
            <text:p>-0.0002717467</text:p>
          </table:table-cell>
          <table:table-cell office:value-type="float" office:value="0.0153046017946346" calcext:value-type="float">
            <text:p>0.0153046018</text:p>
          </table:table-cell>
        </table:table-row>
        <table:table-row table:style-name="ro1">
          <table:table-cell office:value-type="float" office:value="15.9999217551734" calcext:value-type="float">
            <text:p>15.9999217552</text:p>
          </table:table-cell>
          <table:table-cell office:value-type="float" office:value="-0.0159744014940537" calcext:value-type="float">
            <text:p>-0.0159744015</text:p>
          </table:table-cell>
          <table:table-cell office:value-type="float" office:value="0.00950195105298392" calcext:value-type="float">
            <text:p>0.0095019511</text:p>
          </table:table-cell>
          <table:table-cell office:value-type="float" office:value="15.9943509103203" calcext:value-type="float">
            <text:p>15.9943509103</text:p>
          </table:table-cell>
          <table:table-cell office:value-type="float" office:value="-0.000176839282551373" calcext:value-type="float">
            <text:p>-0.0001768393</text:p>
          </table:table-cell>
          <table:table-cell office:value-type="float" office:value="0.0043438221448058" calcext:value-type="float">
            <text:p>0.0043438221</text:p>
          </table:table-cell>
        </table:table-row>
        <table:table-row table:style-name="ro1">
          <table:table-cell office:value-type="float" office:value="20.9998653511919" calcext:value-type="float">
            <text:p>20.9998653512</text:p>
          </table:table-cell>
          <table:table-cell office:value-type="float" office:value="-0.0331984729469551" calcext:value-type="float">
            <text:p>-0.0331984729</text:p>
          </table:table-cell>
          <table:table-cell office:value-type="float" office:value="0.00966365429354748" calcext:value-type="float">
            <text:p>0.0096636543</text:p>
          </table:table-cell>
          <table:table-cell office:value-type="float" office:value="20.9910013688384" calcext:value-type="float">
            <text:p>20.9910013688</text:p>
          </table:table-cell>
          <table:table-cell office:value-type="float" office:value="-0.000220061789805104" calcext:value-type="float">
            <text:p>-0.0002200618</text:p>
          </table:table-cell>
          <table:table-cell office:value-type="float" office:value="0.00368553923307205" calcext:value-type="float">
            <text:p>0.0036855392</text:p>
          </table:table-cell>
        </table:table-row>
        <table:table-row table:style-name="ro1">
          <table:table-cell office:value-type="float" office:value="25.9998675642511" calcext:value-type="float">
            <text:p>25.9998675643</text:p>
          </table:table-cell>
          <table:table-cell office:value-type="float" office:value="-0.0419172037766939" calcext:value-type="float">
            <text:p>-0.0419172038</text:p>
          </table:table-cell>
          <table:table-cell office:value-type="float" office:value="0.0079134308674829" calcext:value-type="float">
            <text:p>0.0079134309</text:p>
          </table:table-cell>
          <table:table-cell office:value-type="float" office:value="25.9891482754545" calcext:value-type="float">
            <text:p>25.9891482755</text:p>
          </table:table-cell>
          <table:table-cell office:value-type="float" office:value="-0.000183053669664425" calcext:value-type="float">
            <text:p>-0.0001830537</text:p>
          </table:table-cell>
          <table:table-cell office:value-type="float" office:value="0.00258243990424564" calcext:value-type="float">
            <text:p>0.0025824399</text:p>
          </table:table-cell>
        </table:table-row>
        <table:table-row table:style-name="ro1">
          <table:table-cell office:value-type="float" office:value="5.9521001295539" calcext:value-type="float">
            <text:p>5.9521001296</text:p>
          </table:table-cell>
          <table:table-cell office:value-type="float" office:value="1.97784649453275" calcext:value-type="float">
            <text:p>1.9778464945</text:p>
          </table:table-cell>
          <table:table-cell office:value-type="float" office:value="-0.0310735192405665" calcext:value-type="float">
            <text:p>-0.0310735192</text:p>
          </table:table-cell>
          <table:table-cell office:value-type="float" office:value="6.3238961411209" calcext:value-type="float">
            <text:p>6.3238961411</text:p>
          </table:table-cell>
          <table:table-cell office:value-type="float" office:value="0.153070595445407" calcext:value-type="float">
            <text:p>0.1530705954</text:p>
          </table:table-cell>
          <table:table-cell office:value-type="float" office:value="-0.597864982455292" calcext:value-type="float">
            <text:p>-0.5978649825</text:p>
          </table:table-cell>
        </table:table-row>
        <table:table-row table:style-name="ro1">
          <table:table-cell office:value-type="float" office:value="10.9523441464579" calcext:value-type="float">
            <text:p>10.9523441465</text:p>
          </table:table-cell>
          <table:table-cell office:value-type="float" office:value="1.99226015115774" calcext:value-type="float">
            <text:p>1.9922601512</text:p>
          </table:table-cell>
          <table:table-cell office:value-type="float" office:value="0.00417256972241837" calcext:value-type="float">
            <text:p>0.0041725697</text:p>
          </table:table-cell>
          <table:table-cell office:value-type="float" office:value="11.1774416263286" calcext:value-type="float">
            <text:p>11.1774416263</text:p>
          </table:table-cell>
          <table:table-cell office:value-type="float" office:value="0.0483664161579873" calcext:value-type="float">
            <text:p>0.0483664162</text:p>
          </table:table-cell>
          <table:table-cell office:value-type="float" office:value="-0.19326095905805" calcext:value-type="float">
            <text:p>-0.1932609591</text:p>
          </table:table-cell>
        </table:table-row>
        <table:table-row table:style-name="ro1">
          <table:table-cell office:value-type="float" office:value="16.0284969148233" calcext:value-type="float">
            <text:p>16.0284969148</text:p>
          </table:table-cell>
          <table:table-cell office:value-type="float" office:value="2.00710125836326" calcext:value-type="float">
            <text:p>2.0071012584</text:p>
          </table:table-cell>
          <table:table-cell office:value-type="float" office:value="0.00854878699904717" calcext:value-type="float">
            <text:p>0.008548787</text:p>
          </table:table-cell>
          <table:table-cell office:value-type="float" office:value="16.1162235858414" calcext:value-type="float">
            <text:p>16.1162235858</text:p>
          </table:table-cell>
          <table:table-cell office:value-type="float" office:value="0.0233059808440078" calcext:value-type="float">
            <text:p>0.0233059808</text:p>
          </table:table-cell>
          <table:table-cell office:value-type="float" office:value="-0.0888390736513063" calcext:value-type="float">
            <text:p>-0.0888390737</text:p>
          </table:table-cell>
        </table:table-row>
        <table:table-row table:style-name="ro1">
          <table:table-cell office:value-type="float" office:value="20.9718056798334" calcext:value-type="float">
            <text:p>20.9718056798</text:p>
          </table:table-cell>
          <table:table-cell office:value-type="float" office:value="1.98464826873522" calcext:value-type="float">
            <text:p>1.9846482687</text:p>
          </table:table-cell>
          <table:table-cell office:value-type="float" office:value="0.00673095193489718" calcext:value-type="float">
            <text:p>0.0067309519</text:p>
          </table:table-cell>
          <table:table-cell office:value-type="float" office:value="21.086967679143" calcext:value-type="float">
            <text:p>21.0869676791</text:p>
          </table:table-cell>
          <table:table-cell office:value-type="float" office:value="0.013434437164992" calcext:value-type="float">
            <text:p>0.0134344372</text:p>
          </table:table-cell>
          <table:table-cell office:value-type="float" office:value="-0.0523557229776098" calcext:value-type="float">
            <text:p>-0.052355723</text:p>
          </table:table-cell>
        </table:table-row>
        <table:table-row table:style-name="ro1">
          <table:table-cell office:value-type="float" office:value="25.9973670229388" calcext:value-type="float">
            <text:p>25.9973670229</text:p>
          </table:table-cell>
          <table:table-cell office:value-type="float" office:value="1.97849678496439" calcext:value-type="float">
            <text:p>1.978496785</text:p>
          </table:table-cell>
          <table:table-cell office:value-type="float" office:value="0.00697971214501447" calcext:value-type="float">
            <text:p>0.0069797121</text:p>
          </table:table-cell>
          <table:table-cell office:value-type="float" office:value="26.065449308275" calcext:value-type="float">
            <text:p>26.0654493083</text:p>
          </table:table-cell>
          <table:table-cell office:value-type="float" office:value="0.00875554591857799" calcext:value-type="float">
            <text:p>0.0087555459</text:p>
          </table:table-cell>
          <table:table-cell office:value-type="float" office:value="-0.033530501305256" calcext:value-type="float">
            <text:p>-0.0335305013</text:p>
          </table:table-cell>
        </table:table-row>
        <table:table-row table:style-name="ro1">
          <table:table-cell office:value-type="float" office:value="10.9354537732778" calcext:value-type="float">
            <text:p>10.9354537733</text:p>
          </table:table-cell>
          <table:table-cell office:value-type="float" office:value="3.96568330692896" calcext:value-type="float">
            <text:p>3.9656833069</text:p>
          </table:table-cell>
          <table:table-cell office:value-type="float" office:value="0.00815429437778272" calcext:value-type="float">
            <text:p>0.0081542944</text:p>
          </table:table-cell>
          <table:table-cell office:value-type="float" office:value="11.803881163837" calcext:value-type="float">
            <text:p>11.8038811638</text:p>
          </table:table-cell>
          <table:table-cell office:value-type="float" office:value="0.0888688004709139" calcext:value-type="float">
            <text:p>0.0888688005</text:p>
          </table:table-cell>
          <table:table-cell office:value-type="float" office:value="-0.33858330514585" calcext:value-type="float">
            <text:p>-0.3385833051</text:p>
          </table:table-cell>
        </table:table-row>
        <table:table-row table:style-name="ro1">
          <table:table-cell office:value-type="float" office:value="15.926636111947" calcext:value-type="float">
            <text:p>15.9266361119</text:p>
          </table:table-cell>
          <table:table-cell office:value-type="float" office:value="3.97468858107607" calcext:value-type="float">
            <text:p>3.9746885811</text:p>
          </table:table-cell>
          <table:table-cell office:value-type="float" office:value="0.00391986369305894" calcext:value-type="float">
            <text:p>0.0039198637</text:p>
          </table:table-cell>
          <table:table-cell office:value-type="float" office:value="16.504720754837" calcext:value-type="float">
            <text:p>16.5047207548</text:p>
          </table:table-cell>
          <table:table-cell office:value-type="float" office:value="0.0446657178165901" calcext:value-type="float">
            <text:p>0.0446657178</text:p>
          </table:table-cell>
          <table:table-cell office:value-type="float" office:value="-0.173740766382279" calcext:value-type="float">
            <text:p>-0.1737407664</text:p>
          </table:table-cell>
        </table:table-row>
        <table:table-row table:style-name="ro1">
          <table:table-cell office:value-type="float" office:value="20.9882115350348" calcext:value-type="float">
            <text:p>20.988211535</text:p>
          </table:table-cell>
          <table:table-cell office:value-type="float" office:value="3.95789641564034" calcext:value-type="float">
            <text:p>3.9578964156</text:p>
          </table:table-cell>
          <table:table-cell office:value-type="float" office:value="-0.0101252195362197" calcext:value-type="float">
            <text:p>-0.0101252195</text:p>
          </table:table-cell>
          <table:table-cell office:value-type="float" office:value="21.4016074581489" calcext:value-type="float">
            <text:p>21.4016074581</text:p>
          </table:table-cell>
          <table:table-cell office:value-type="float" office:value="0.0262351404211298" calcext:value-type="float">
            <text:p>0.0262351404</text:p>
          </table:table-cell>
          <table:table-cell office:value-type="float" office:value="-0.106188053942392" calcext:value-type="float">
            <text:p>-0.1061880539</text:p>
          </table:table-cell>
        </table:table-row>
        <table:table-row table:style-name="ro1">
          <table:table-cell office:value-type="float" office:value="25.9856208374576" calcext:value-type="float">
            <text:p>25.9856208375</text:p>
          </table:table-cell>
          <table:table-cell office:value-type="float" office:value="3.95781340641808" calcext:value-type="float">
            <text:p>3.9578134064</text:p>
          </table:table-cell>
          <table:table-cell office:value-type="float" office:value="-0.00914313088831196" calcext:value-type="float">
            <text:p>-0.0091431309</text:p>
          </table:table-cell>
          <table:table-cell office:value-type="float" office:value="26.3005422789799" calcext:value-type="float">
            <text:p>26.300542279</text:p>
          </table:table-cell>
          <table:table-cell office:value-type="float" office:value="0.0173011775526786" calcext:value-type="float">
            <text:p>0.0173011776</text:p>
          </table:table-cell>
          <table:table-cell office:value-type="float" office:value="-0.0704508141517771" calcext:value-type="float">
            <text:p>-0.0704508142</text:p>
          </table:table-cell>
        </table:table-row>
        <table:table-row table:style-name="ro1">
          <table:table-cell office:value-type="float" office:value="10.9703699229677" calcext:value-type="float">
            <text:p>10.970369923</text:p>
          </table:table-cell>
          <table:table-cell office:value-type="float" office:value="5.98830053140769" calcext:value-type="float">
            <text:p>5.9883005314</text:p>
          </table:table-cell>
          <table:table-cell office:value-type="float" office:value="0.00986791076368881" calcext:value-type="float">
            <text:p>0.0098679108</text:p>
          </table:table-cell>
          <table:table-cell office:value-type="float" office:value="13.0028548600521" calcext:value-type="float">
            <text:p>13.0028548601</text:p>
          </table:table-cell>
          <table:table-cell office:value-type="float" office:value="0.115482090605707" calcext:value-type="float">
            <text:p>0.1154820906</text:p>
          </table:table-cell>
          <table:table-cell office:value-type="float" office:value="-0.437392155378438" calcext:value-type="float">
            <text:p>-0.4373921554</text:p>
          </table:table-cell>
        </table:table-row>
        <table:table-row table:style-name="ro1">
          <table:table-cell office:value-type="float" office:value="16.0187522498112" calcext:value-type="float">
            <text:p>16.0187522498</text:p>
          </table:table-cell>
          <table:table-cell office:value-type="float" office:value="5.93304269983921" calcext:value-type="float">
            <text:p>5.9330426998</text:p>
          </table:table-cell>
          <table:table-cell office:value-type="float" office:value="-0.0241514295313134" calcext:value-type="float">
            <text:p>-0.0241514295</text:p>
          </table:table-cell>
          <table:table-cell office:value-type="float" office:value="17.404430948165" calcext:value-type="float">
            <text:p>17.4044309482</text:p>
          </table:table-cell>
          <table:table-cell office:value-type="float" office:value="0.0613533275330676" calcext:value-type="float">
            <text:p>0.0613533275</text:p>
          </table:table-cell>
          <table:table-cell office:value-type="float" office:value="-0.247952405460661" calcext:value-type="float">
            <text:p>-0.2479524055</text:p>
          </table:table-cell>
        </table:table-row>
        <table:table-row table:style-name="ro1">
          <table:table-cell office:value-type="float" office:value="20.9635975652425" calcext:value-type="float">
            <text:p>20.9635975652</text:p>
          </table:table-cell>
          <table:table-cell office:value-type="float" office:value="5.91955641888566" calcext:value-type="float">
            <text:p>5.9195564189</text:p>
          </table:table-cell>
          <table:table-cell office:value-type="float" office:value="-0.0143039465575297" calcext:value-type="float">
            <text:p>-0.0143039466</text:p>
          </table:table-cell>
          <table:table-cell office:value-type="float" office:value="22.006535045554" calcext:value-type="float">
            <text:p>22.0065350456</text:p>
          </table:table-cell>
          <table:table-cell office:value-type="float" office:value="0.0376377637073132" calcext:value-type="float">
            <text:p>0.0376377637</text:p>
          </table:table-cell>
          <table:table-cell office:value-type="float" office:value="-0.152216645161062" calcext:value-type="float">
            <text:p>-0.1522166452</text:p>
          </table:table-cell>
        </table:table-row>
        <table:table-row table:style-name="ro1">
          <table:table-cell office:value-type="float" office:value="25.9724880759941" calcext:value-type="float">
            <text:p>25.972488076</text:p>
          </table:table-cell>
          <table:table-cell office:value-type="float" office:value="5.94081496251399" calcext:value-type="float">
            <text:p>5.9408149625</text:p>
          </table:table-cell>
          <table:table-cell office:value-type="float" office:value="-0.00962652698245002" calcext:value-type="float">
            <text:p>-0.009626527</text:p>
          </table:table-cell>
          <table:table-cell office:value-type="float" office:value="26.8055852829621" calcext:value-type="float">
            <text:p>26.805585283</text:p>
          </table:table-cell>
          <table:table-cell office:value-type="float" office:value="0.0252394446514178" calcext:value-type="float">
            <text:p>0.0252394447</text:p>
          </table:table-cell>
          <table:table-cell office:value-type="float" office:value="-0.10196944067308" calcext:value-type="float">
            <text:p>-0.1019694407</text:p>
          </table:table-cell>
        </table:table-row>
        <table:table-row table:style-name="ro1">
          <table:table-cell office:value-type="float" office:value="10.9649598979044" calcext:value-type="float">
            <text:p>10.9649598979</text:p>
          </table:table-cell>
          <table:table-cell office:value-type="float" office:value="7.96505403675478" calcext:value-type="float">
            <text:p>7.9650540368</text:p>
          </table:table-cell>
          <table:table-cell office:value-type="float" office:value="0.0117632421190612" calcext:value-type="float">
            <text:p>0.0117632421</text:p>
          </table:table-cell>
          <table:table-cell office:value-type="float" office:value="14.5080636413061" calcext:value-type="float">
            <text:p>14.5080636413</text:p>
          </table:table-cell>
          <table:table-cell office:value-type="float" office:value="0.129681689297463" calcext:value-type="float">
            <text:p>0.1296816893</text:p>
          </table:table-cell>
          <table:table-cell office:value-type="float" office:value="-0.490595867679779" calcext:value-type="float">
            <text:p>-0.4905958677</text:p>
          </table:table-cell>
        </table:table-row>
        <table:table-row table:style-name="ro1">
          <table:table-cell office:value-type="float" office:value="15.9741847071496" calcext:value-type="float">
            <text:p>15.9741847071</text:p>
          </table:table-cell>
          <table:table-cell office:value-type="float" office:value="7.99457908501813" calcext:value-type="float">
            <text:p>7.994579085</text:p>
          </table:table-cell>
          <table:table-cell office:value-type="float" office:value="0.00623429345311286" calcext:value-type="float">
            <text:p>0.0062342935</text:p>
          </table:table-cell>
          <table:table-cell office:value-type="float" office:value="18.5059220464096" calcext:value-type="float">
            <text:p>18.5059220464</text:p>
          </table:table-cell>
          <table:table-cell office:value-type="float" office:value="0.0753462289009922" calcext:value-type="float">
            <text:p>0.0753462289</text:p>
          </table:table-cell>
          <table:table-cell office:value-type="float" office:value="-0.292186142869408" calcext:value-type="float">
            <text:p>-0.2921861429</text:p>
          </table:table-cell>
        </table:table-row>
        <table:table-row table:style-name="ro1">
          <table:table-cell office:value-type="float" office:value="20.9960182455987" calcext:value-type="float">
            <text:p>20.9960182456</text:p>
          </table:table-cell>
          <table:table-cell office:value-type="float" office:value="7.9124825928694" calcext:value-type="float">
            <text:p>7.9124825929</text:p>
          </table:table-cell>
          <table:table-cell office:value-type="float" office:value="-0.0182034472191372" calcext:value-type="float">
            <text:p>-0.0182034472</text:p>
          </table:table-cell>
          <table:table-cell office:value-type="float" office:value="22.9061332154399" calcext:value-type="float">
            <text:p>22.9061332154</text:p>
          </table:table-cell>
          <table:table-cell office:value-type="float" office:value="0.0473118410501918" calcext:value-type="float">
            <text:p>0.0473118411</text:p>
          </table:table-cell>
          <table:table-cell office:value-type="float" office:value="-0.190975214205427" calcext:value-type="float">
            <text:p>-0.1909752142</text:p>
          </table:table-cell>
        </table:table-row>
        <table:table-row table:style-name="ro1">
          <table:table-cell office:value-type="float" office:value="25.9663839349725" calcext:value-type="float">
            <text:p>25.966383935</text:p>
          </table:table-cell>
          <table:table-cell office:value-type="float" office:value="7.91382938194661" calcext:value-type="float">
            <text:p>7.9138293819</text:p>
          </table:table-cell>
          <table:table-cell office:value-type="float" office:value="-0.0122461700690562" calcext:value-type="float">
            <text:p>-0.0122461701</text:p>
          </table:table-cell>
          <table:table-cell office:value-type="float" office:value="27.5047651093243" calcext:value-type="float">
            <text:p>27.5047651093</text:p>
          </table:table-cell>
          <table:table-cell office:value-type="float" office:value="0.0323438985429494" calcext:value-type="float">
            <text:p>0.0323438985</text:p>
          </table:table-cell>
          <table:table-cell office:value-type="float" office:value="-0.130490866840027" calcext:value-type="float">
            <text:p>-0.1304908668</text:p>
          </table:table-cell>
        </table:table-row>
        <table:table-row table:style-name="ro1">
          <table:table-cell office:value-type="float" office:value="10.96913417304" calcext:value-type="float">
            <text:p>10.969134173</text:p>
          </table:table-cell>
          <table:table-cell office:value-type="float" office:value="9.94033273535812" calcext:value-type="float">
            <text:p>9.9403327354</text:p>
          </table:table-cell>
          <table:table-cell office:value-type="float" office:value="0.0128912494023416" calcext:value-type="float">
            <text:p>0.0128912494</text:p>
          </table:table-cell>
          <table:table-cell office:value-type="float" office:value="16.3125189781837" calcext:value-type="float">
            <text:p>16.3125189782</text:p>
          </table:table-cell>
          <table:table-cell office:value-type="float" office:value="0.134778936065226" calcext:value-type="float">
            <text:p>0.1347789361</text:p>
          </table:table-cell>
          <table:table-cell office:value-type="float" office:value="-0.510748321023882" calcext:value-type="float">
            <text:p>-0.510748321</text:p>
          </table:table-cell>
        </table:table-row>
        <table:table-row table:style-name="ro1">
          <table:table-cell office:value-type="float" office:value="15.9934159598196" calcext:value-type="float">
            <text:p>15.9934159598</text:p>
          </table:table-cell>
          <table:table-cell office:value-type="float" office:value="9.99032896189405" calcext:value-type="float">
            <text:p>9.9903289619</text:p>
          </table:table-cell>
          <table:table-cell office:value-type="float" office:value="0.000139321003377282" calcext:value-type="float">
            <text:p>0.000139321</text:p>
          </table:table-cell>
          <table:table-cell office:value-type="float" office:value="19.9057591281782" calcext:value-type="float">
            <text:p>19.9057591282</text:p>
          </table:table-cell>
          <table:table-cell office:value-type="float" office:value="0.0841479082818258" calcext:value-type="float">
            <text:p>0.0841479083</text:p>
          </table:table-cell>
          <table:table-cell office:value-type="float" office:value="-0.327908988645537" calcext:value-type="float">
            <text:p>-0.3279089886</text:p>
          </table:table-cell>
        </table:table-row>
        <table:table-row table:style-name="ro1">
          <table:table-cell office:value-type="float" office:value="20.9667930253825" calcext:value-type="float">
            <text:p>20.9667930254</text:p>
          </table:table-cell>
          <table:table-cell office:value-type="float" office:value="9.9868205067411" calcext:value-type="float">
            <text:p>9.9868205067</text:p>
          </table:table-cell>
          <table:table-cell office:value-type="float" office:value="0.004674761097047" calcext:value-type="float">
            <text:p>0.0046747611</text:p>
          </table:table-cell>
          <table:table-cell office:value-type="float" office:value="24.0072786569262" calcext:value-type="float">
            <text:p>24.0072786569</text:p>
          </table:table-cell>
          <table:table-cell office:value-type="float" office:value="0.0556162494383173" calcext:value-type="float">
            <text:p>0.0556162494</text:p>
          </table:table-cell>
          <table:table-cell office:value-type="float" office:value="-0.217748044349675" calcext:value-type="float">
            <text:p>-0.2177480443</text:p>
          </table:table-cell>
        </table:table-row>
        <table:table-row table:style-name="ro1">
          <table:table-cell office:value-type="float" office:value="25.9419023316722" calcext:value-type="float">
            <text:p>25.9419023317</text:p>
          </table:table-cell>
          <table:table-cell office:value-type="float" office:value="9.96928208034027" calcext:value-type="float">
            <text:p>9.9692820803</text:p>
          </table:table-cell>
          <table:table-cell office:value-type="float" office:value="0.00344414455795617" calcext:value-type="float">
            <text:p>0.0034441446</text:p>
          </table:table-cell>
          <table:table-cell office:value-type="float" office:value="28.4051101282997" calcext:value-type="float">
            <text:p>28.4051101283</text:p>
          </table:table-cell>
          <table:table-cell office:value-type="float" office:value="0.038815040720904" calcext:value-type="float">
            <text:p>0.0388150407</text:p>
          </table:table-cell>
          <table:table-cell office:value-type="float" office:value="-0.15266476306314" calcext:value-type="float">
            <text:p>-0.1526647631</text:p>
          </table:table-cell>
        </table:table-row>
        <table:table-row table:style-name="ro1">
          <table:table-cell office:value-type="float" office:value="6.0213872651241" calcext:value-type="float">
            <text:p>6.0213872651</text:p>
          </table:table-cell>
          <table:table-cell office:value-type="float" office:value="11.9825845548038" calcext:value-type="float">
            <text:p>11.9825845548</text:p>
          </table:table-cell>
          <table:table-cell office:value-type="float" office:value="0.0619205367251186" calcext:value-type="float">
            <text:p>0.0619205367</text:p>
          </table:table-cell>
          <table:table-cell office:value-type="float" office:value="16.8076324002713" calcext:value-type="float">
            <text:p>16.8076324003</text:p>
          </table:table-cell>
          <table:table-cell office:value-type="float" office:value="0.193763490494577" calcext:value-type="float">
            <text:p>0.1937634905</text:p>
          </table:table-cell>
          <table:table-cell office:value-type="float" office:value="-0.698131700797732" calcext:value-type="float">
            <text:p>-0.6981317008</text:p>
          </table:table-cell>
        </table:table-row>
        <table:table-row table:style-name="ro1">
          <table:table-cell office:value-type="float" office:value="10.9780554793056" calcext:value-type="float">
            <text:p>10.9780554793</text:p>
          </table:table-cell>
          <table:table-cell office:value-type="float" office:value="11.9711740518163" calcext:value-type="float">
            <text:p>11.9711740518</text:p>
          </table:table-cell>
          <table:table-cell office:value-type="float" office:value="0.0120184187195792" calcext:value-type="float">
            <text:p>0.0120184187</text:p>
          </table:table-cell>
          <table:table-cell office:value-type="float" office:value="18.4073798122449" calcext:value-type="float">
            <text:p>18.4073798122</text:p>
          </table:table-cell>
          <table:table-cell office:value-type="float" office:value="0.134178248569037" calcext:value-type="float">
            <text:p>0.1341782486</text:p>
          </table:table-cell>
          <table:table-cell office:value-type="float" office:value="-0.509261689836998" calcext:value-type="float">
            <text:p>-0.5092616898</text:p>
          </table:table-cell>
        </table:table-row>
        <table:table-row table:style-name="ro1">
          <table:table-cell office:value-type="float" office:value="15.9755251824085" calcext:value-type="float">
            <text:p>15.9755251824</text:p>
          </table:table-cell>
          <table:table-cell office:value-type="float" office:value="11.9935774952618" calcext:value-type="float">
            <text:p>11.9935774953</text:p>
          </table:table-cell>
          <table:table-cell office:value-type="float" office:value="0.00746700437150386" calcext:value-type="float">
            <text:p>0.0074670044</text:p>
          </table:table-cell>
          <table:table-cell office:value-type="float" office:value="21.5052192451613" calcext:value-type="float">
            <text:p>21.5052192452</text:p>
          </table:table-cell>
          <table:table-cell office:value-type="float" office:value="0.0896869813593152" calcext:value-type="float">
            <text:p>0.0896869814</text:p>
          </table:table-cell>
          <table:table-cell office:value-type="float" office:value="-0.347276699062442" calcext:value-type="float">
            <text:p>-0.3472766991</text:p>
          </table:table-cell>
        </table:table-row>
        <table:table-row table:style-name="ro1">
          <table:table-cell office:value-type="float" office:value="20.9654964345734" calcext:value-type="float">
            <text:p>20.9654964346</text:p>
          </table:table-cell>
          <table:table-cell office:value-type="float" office:value="11.980511052382" calcext:value-type="float">
            <text:p>11.9805110524</text:p>
          </table:table-cell>
          <table:table-cell office:value-type="float" office:value="0.00524441477322299" calcext:value-type="float">
            <text:p>0.0052444148</text:p>
          </table:table-cell>
          <table:table-cell office:value-type="float" office:value="25.3022201545309" calcext:value-type="float">
            <text:p>25.3022201545</text:p>
          </table:table-cell>
          <table:table-cell office:value-type="float" office:value="0.061574448022969" calcext:value-type="float">
            <text:p>0.061574448</text:p>
          </table:table-cell>
          <table:table-cell office:value-type="float" office:value="-0.240669449166057" calcext:value-type="float">
            <text:p>-0.2406694492</text:p>
          </table:table-cell>
        </table:table-row>
        <table:table-row table:style-name="ro1">
          <table:table-cell office:value-type="float" office:value="25.9537037557562" calcext:value-type="float">
            <text:p>25.9537037558</text:p>
          </table:table-cell>
          <table:table-cell office:value-type="float" office:value="11.9735974393171" calcext:value-type="float">
            <text:p>11.9735974393</text:p>
          </table:table-cell>
          <table:table-cell office:value-type="float" office:value="0.00382293967190862" calcext:value-type="float">
            <text:p>0.0038229397</text:p>
          </table:table-cell>
          <table:table-cell office:value-type="float" office:value="29.503136477549" calcext:value-type="float">
            <text:p>29.5031364775</text:p>
          </table:table-cell>
          <table:table-cell office:value-type="float" office:value="0.0439975177822074" calcext:value-type="float">
            <text:p>0.0439975178</text:p>
          </table:table-cell>
          <table:table-cell office:value-type="float" office:value="-0.172953457745091" calcext:value-type="float">
            <text:p>-0.1729534577</text:p>
          </table:table-cell>
        </table:table-row>
        <table:table-row table:style-name="ro1">
          <table:table-cell office:value-type="float" office:value="6.01653366088237" calcext:value-type="float">
            <text:p>6.0165336609</text:p>
          </table:table-cell>
          <table:table-cell office:value-type="float" office:value="13.952107280107" calcext:value-type="float">
            <text:p>13.9521072801</text:p>
          </table:table-cell>
          <table:table-cell office:value-type="float" office:value="0.017430531922791" calcext:value-type="float">
            <text:p>0.0174305319</text:p>
          </table:table-cell>
          <table:table-cell office:value-type="float" office:value="19.6106689092869" calcext:value-type="float">
            <text:p>19.6106689093</text:p>
          </table:table-cell>
          <table:table-cell office:value-type="float" office:value="0.174793241150734" calcext:value-type="float">
            <text:p>0.1747932412</text:p>
          </table:table-cell>
          <table:table-cell office:value-type="float" office:value="-0.650480840623086" calcext:value-type="float">
            <text:p>-0.6504808406</text:p>
          </table:table-cell>
        </table:table-row>
        <table:table-row table:style-name="ro1">
          <table:table-cell office:value-type="float" office:value="10.993564813823" calcext:value-type="float">
            <text:p>10.9935648138</text:p>
          </table:table-cell>
          <table:table-cell office:value-type="float" office:value="13.9176575247164" calcext:value-type="float">
            <text:p>13.9176575247</text:p>
          </table:table-cell>
          <table:table-cell office:value-type="float" office:value="0.0130341879879748" calcext:value-type="float">
            <text:p>0.013034188</text:p>
          </table:table-cell>
          <table:table-cell office:value-type="float" office:value="20.6141259705001" calcext:value-type="float">
            <text:p>20.6141259705</text:p>
          </table:table-cell>
          <table:table-cell office:value-type="float" office:value="0.130195837086244" calcext:value-type="float">
            <text:p>0.1301958371</text:p>
          </table:table-cell>
          <table:table-cell office:value-type="float" office:value="-0.496708046039747" calcext:value-type="float">
            <text:p>-0.496708046</text:p>
          </table:table-cell>
        </table:table-row>
        <table:table-row table:style-name="ro1">
          <table:table-cell office:value-type="float" office:value="15.9734348798817" calcext:value-type="float">
            <text:p>15.9734348799</text:p>
          </table:table-cell>
          <table:table-cell office:value-type="float" office:value="13.9775977359354" calcext:value-type="float">
            <text:p>13.9775977359</text:p>
          </table:table-cell>
          <table:table-cell office:value-type="float" office:value="0.00795924339573974" calcext:value-type="float">
            <text:p>0.0079592434</text:p>
          </table:table-cell>
          <table:table-cell office:value-type="float" office:value="23.3077925420678" calcext:value-type="float">
            <text:p>23.3077925421</text:p>
          </table:table-cell>
          <table:table-cell office:value-type="float" office:value="0.0922222134669373" calcext:value-type="float">
            <text:p>0.0922222135</text:p>
          </table:table-cell>
          <table:table-cell office:value-type="float" office:value="-0.357464608051334" calcext:value-type="float">
            <text:p>-0.3574646081</text:p>
          </table:table-cell>
        </table:table-row>
        <table:table-row table:style-name="ro1">
          <table:table-cell office:value-type="float" office:value="20.970859212502" calcext:value-type="float">
            <text:p>20.9708592125</text:p>
          </table:table-cell>
          <table:table-cell office:value-type="float" office:value="13.9854723651695" calcext:value-type="float">
            <text:p>13.9854723652</text:p>
          </table:table-cell>
          <table:table-cell office:value-type="float" office:value="0.00553290349134263" calcext:value-type="float">
            <text:p>0.0055329035</text:p>
          </table:table-cell>
          <table:table-cell office:value-type="float" office:value="26.8080416124856" calcext:value-type="float">
            <text:p>26.8080416125</text:p>
          </table:table-cell>
          <table:table-cell office:value-type="float" office:value="0.0657534899018746" calcext:value-type="float">
            <text:p>0.0657534899</text:p>
          </table:table-cell>
          <table:table-cell office:value-type="float" office:value="-0.257341424182079" calcext:value-type="float">
            <text:p>-0.2573414242</text:p>
          </table:table-cell>
        </table:table-row>
        <table:table-row table:style-name="ro1">
          <table:table-cell office:value-type="float" office:value="26.0358147161307" calcext:value-type="float">
            <text:p>26.0358147161</text:p>
          </table:table-cell>
          <table:table-cell office:value-type="float" office:value="13.9088973443751" calcext:value-type="float">
            <text:p>13.9088973444</text:p>
          </table:table-cell>
          <table:table-cell office:value-type="float" office:value="-0.0185341196696004" calcext:value-type="float">
            <text:p>-0.0185341197</text:p>
          </table:table-cell>
          <table:table-cell office:value-type="float" office:value="30.8036430288246" calcext:value-type="float">
            <text:p>30.8036430288</text:p>
          </table:table-cell>
          <table:table-cell office:value-type="float" office:value="0.0477974163284871" calcext:value-type="float">
            <text:p>0.0477974163</text:p>
          </table:table-cell>
          <table:table-cell office:value-type="float" office:value="-0.192213120686192" calcext:value-type="float">
            <text:p>-0.1922131207</text:p>
          </table:table-cell>
        </table:table-row>
        <table:table-row table:style-name="ro1">
          <table:table-cell office:value-type="float" office:value="1.06280589242965" calcext:value-type="float">
            <text:p>1.0628058924</text:p>
          </table:table-cell>
          <table:table-cell office:value-type="float" office:value="15.9849308491786" calcext:value-type="float">
            <text:p>15.9849308492</text:p>
          </table:table-cell>
          <table:table-cell office:value-type="float" office:value="0.0185518859643242" calcext:value-type="float">
            <text:p>0.018551886</text:p>
          </table:table-cell>
          <table:table-cell office:value-type="float" office:value="24.8153426755429" calcext:value-type="float">
            <text:p>24.8153426755</text:p>
          </table:table-cell>
          <table:table-cell office:value-type="float" office:value="0.176099042862625" calcext:value-type="float">
            <text:p>0.1760990429</text:p>
          </table:table-cell>
          <table:table-cell office:value-type="float" office:value="-0.657847150690797" calcext:value-type="float">
            <text:p>-0.6578471507</text:p>
          </table:table-cell>
        </table:table-row>
        <table:table-row table:style-name="ro1">
          <table:table-cell office:value-type="float" office:value="6.01962610936885" calcext:value-type="float">
            <text:p>6.0196261094</text:p>
          </table:table-cell>
          <table:table-cell office:value-type="float" office:value="15.9575704917116" calcext:value-type="float">
            <text:p>15.9575704917</text:p>
          </table:table-cell>
          <table:table-cell office:value-type="float" office:value="0.0155098280500433" calcext:value-type="float">
            <text:p>0.0155098281</text:p>
          </table:table-cell>
          <table:table-cell office:value-type="float" office:value="22.5116000371981" calcext:value-type="float">
            <text:p>22.5116000372</text:p>
          </table:table-cell>
          <table:table-cell office:value-type="float" office:value="0.158257639695566" calcext:value-type="float">
            <text:p>0.1582576397</text:p>
          </table:table-cell>
          <table:table-cell office:value-type="float" office:value="-0.596020712463893" calcext:value-type="float">
            <text:p>-0.5960207125</text:p>
          </table:table-cell>
        </table:table-row>
        <table:table-row table:style-name="ro1">
          <table:table-cell office:value-type="float" office:value="11.0081569366007" calcext:value-type="float">
            <text:p>11.0081569366</text:p>
          </table:table-cell>
          <table:table-cell office:value-type="float" office:value="15.9086329076002" calcext:value-type="float">
            <text:p>15.9086329076</text:p>
          </table:table-cell>
          <table:table-cell office:value-type="float" office:value="0.0127287930806015" calcext:value-type="float">
            <text:p>0.0127287931</text:p>
          </table:table-cell>
          <table:table-cell office:value-type="float" office:value="23.013028478848" calcext:value-type="float">
            <text:p>23.0130284788</text:p>
          </table:table-cell>
          <table:table-cell office:value-type="float" office:value="0.124626674501648" calcext:value-type="float">
            <text:p>0.1246266745</text:p>
          </table:table-cell>
          <table:table-cell office:value-type="float" office:value="-0.477274514056717" calcext:value-type="float">
            <text:p>-0.4772745141</text:p>
          </table:table-cell>
        </table:table-row>
        <table:table-row table:style-name="ro1">
          <table:table-cell office:value-type="float" office:value="15.976273988698" calcext:value-type="float">
            <text:p>15.9762739887</text:p>
          </table:table-cell>
          <table:table-cell office:value-type="float" office:value="15.9866801470564" calcext:value-type="float">
            <text:p>15.9866801471</text:p>
          </table:table-cell>
          <table:table-cell office:value-type="float" office:value="0.00784666686580023" calcext:value-type="float">
            <text:p>0.0078466669</text:p>
          </table:table-cell>
          <table:table-cell office:value-type="float" office:value="25.3080825726042" calcext:value-type="float">
            <text:p>25.3080825726</text:p>
          </table:table-cell>
          <table:table-cell office:value-type="float" office:value="0.0927009985464795" calcext:value-type="float">
            <text:p>0.0927009985</text:p>
          </table:table-cell>
          <table:table-cell office:value-type="float" office:value="-0.359779024108257" calcext:value-type="float">
            <text:p>-0.3597790241</text:p>
          </table:table-cell>
        </table:table-row>
        <table:table-row table:style-name="ro1">
          <table:table-cell office:value-type="float" office:value="20.9549611547581" calcext:value-type="float">
            <text:p>20.9549611548</text:p>
          </table:table-cell>
          <table:table-cell office:value-type="float" office:value="15.9291191852009" calcext:value-type="float">
            <text:p>15.9291191852</text:p>
          </table:table-cell>
          <table:table-cell office:value-type="float" office:value="0.0064741826822465" calcext:value-type="float">
            <text:p>0.0064741827</text:p>
          </table:table-cell>
          <table:table-cell office:value-type="float" office:value="28.4089666579577" calcext:value-type="float">
            <text:p>28.408966658</text:p>
          </table:table-cell>
          <table:table-cell office:value-type="float" office:value="0.0684927270491169" calcext:value-type="float">
            <text:p>0.068492727</text:p>
          </table:table-cell>
          <table:table-cell office:value-type="float" office:value="-0.268005109260579" calcext:value-type="float">
            <text:p>-0.2680051093</text:p>
          </table:table-cell>
        </table:table-row>
        <table:table-row table:style-name="ro1">
          <table:table-cell office:value-type="float" office:value="25.9858604640613" calcext:value-type="float">
            <text:p>25.9858604641</text:p>
          </table:table-cell>
          <table:table-cell office:value-type="float" office:value="15.97854529392" calcext:value-type="float">
            <text:p>15.9785452939</text:p>
          </table:table-cell>
          <table:table-cell office:value-type="float" office:value="0.000224912933696648" calcext:value-type="float">
            <text:p>0.0002249129</text:p>
          </table:table-cell>
          <table:table-cell office:value-type="float" office:value="32.2017007159836" calcext:value-type="float">
            <text:p>32.201700716</text:p>
          </table:table-cell>
          <table:table-cell office:value-type="float" office:value="0.0513323424116202" calcext:value-type="float">
            <text:p>0.0513323424</text:p>
          </table:table-cell>
          <table:table-cell office:value-type="float" office:value="-0.202483670365525" calcext:value-type="float">
            <text:p>-0.2024836704</text:p>
          </table:table-cell>
        </table:table-row>
        <table:table-row table:style-name="ro1">
          <table:table-cell office:value-type="float" office:value="1.00798581118787" calcext:value-type="float">
            <text:p>1.0079858112</text:p>
          </table:table-cell>
          <table:table-cell office:value-type="float" office:value="17.9913584390502" calcext:value-type="float">
            <text:p>17.9913584391</text:p>
          </table:table-cell>
          <table:table-cell office:value-type="float" office:value="0.0145491878401265" calcext:value-type="float">
            <text:p>0.0145491878</text:p>
          </table:table-cell>
          <table:table-cell office:value-type="float" office:value="28.1084873807176" calcext:value-type="float">
            <text:p>28.1084873807</text:p>
          </table:table-cell>
          <table:table-cell office:value-type="float" office:value="0.156729651307609" calcext:value-type="float">
            <text:p>0.1567296513</text:p>
          </table:table-cell>
          <table:table-cell office:value-type="float" office:value="-0.592361253858606" calcext:value-type="float">
            <text:p>-0.5923612539</text:p>
          </table:table-cell>
        </table:table-row>
        <table:table-row table:style-name="ro1">
          <table:table-cell office:value-type="float" office:value="5.9951825462517" calcext:value-type="float">
            <text:p>5.9951825463</text:p>
          </table:table-cell>
          <table:table-cell office:value-type="float" office:value="17.9812295717896" calcext:value-type="float">
            <text:p>17.9812295718</text:p>
          </table:table-cell>
          <table:table-cell office:value-type="float" office:value="0.0130049268086507" calcext:value-type="float">
            <text:p>0.0130049268</text:p>
          </table:table-cell>
          <table:table-cell office:value-type="float" office:value="25.5091017653626" calcext:value-type="float">
            <text:p>25.5091017654</text:p>
          </table:table-cell>
          <table:table-cell office:value-type="float" office:value="0.144085061711219" calcext:value-type="float">
            <text:p>0.1440850617</text:p>
          </table:table-cell>
          <table:table-cell office:value-type="float" office:value="-0.547545017505367" calcext:value-type="float">
            <text:p>-0.5475450175</text:p>
          </table:table-cell>
        </table:table-row>
        <table:table-row table:style-name="ro1">
          <table:table-cell office:value-type="float" office:value="10.9925610912677" calcext:value-type="float">
            <text:p>10.9925610913</text:p>
          </table:table-cell>
          <table:table-cell office:value-type="float" office:value="17.9639608950051" calcext:value-type="float">
            <text:p>17.963960895</text:p>
          </table:table-cell>
          <table:table-cell office:value-type="float" office:value="0.0107593966569821" calcext:value-type="float">
            <text:p>0.0107593967</text:p>
          </table:table-cell>
          <table:table-cell office:value-type="float" office:value="25.6107230747108" calcext:value-type="float">
            <text:p>25.6107230747</text:p>
          </table:table-cell>
          <table:table-cell office:value-type="float" office:value="0.118357664904263" calcext:value-type="float">
            <text:p>0.1183576649</text:p>
          </table:table-cell>
          <table:table-cell office:value-type="float" office:value="-0.455224799951496" calcext:value-type="float">
            <text:p>-0.4552248</text:p>
          </table:table-cell>
        </table:table-row>
        <table:table-row table:style-name="ro1">
          <table:table-cell office:value-type="float" office:value="15.9807141214034" calcext:value-type="float">
            <text:p>15.9807141214</text:p>
          </table:table-cell>
          <table:table-cell office:value-type="float" office:value="17.9509687950691" calcext:value-type="float">
            <text:p>17.9509687951</text:p>
          </table:table-cell>
          <table:table-cell office:value-type="float" office:value="0.00836909581135126" calcext:value-type="float">
            <text:p>0.0083690958</text:p>
          </table:table-cell>
          <table:table-cell office:value-type="float" office:value="27.4105940428375" calcext:value-type="float">
            <text:p>27.4105940428</text:p>
          </table:table-cell>
          <table:table-cell office:value-type="float" office:value="0.0917490854230723" calcext:value-type="float">
            <text:p>0.0917490854</text:p>
          </table:table-cell>
          <table:table-cell office:value-type="float" office:value="-0.356663626871394" calcext:value-type="float">
            <text:p>-0.3566636269</text:p>
          </table:table-cell>
        </table:table-row>
        <table:table-row table:style-name="ro1">
          <table:table-cell office:value-type="float" office:value="20.9608340813326" calcext:value-type="float">
            <text:p>20.9608340813</text:p>
          </table:table-cell>
          <table:table-cell office:value-type="float" office:value="17.9159962036731" calcext:value-type="float">
            <text:p>17.9159962037</text:p>
          </table:table-cell>
          <table:table-cell office:value-type="float" office:value="0.0067705983039888" calcext:value-type="float">
            <text:p>0.0067705983</text:p>
          </table:table-cell>
          <table:table-cell office:value-type="float" office:value="30.215200725543" calcext:value-type="float">
            <text:p>30.2152007255</text:p>
          </table:table-cell>
          <table:table-cell office:value-type="float" office:value="0.0699842639202247" calcext:value-type="float">
            <text:p>0.0699842639</text:p>
          </table:table-cell>
          <table:table-cell office:value-type="float" office:value="-0.274268135694853" calcext:value-type="float">
            <text:p>-0.2742681357</text:p>
          </table:table-cell>
        </table:table-row>
        <table:table-row table:style-name="ro1">
          <table:table-cell office:value-type="float" office:value="25.9541276713388" calcext:value-type="float">
            <text:p>25.9541276713</text:p>
          </table:table-cell>
          <table:table-cell office:value-type="float" office:value="17.9457007437787" calcext:value-type="float">
            <text:p>17.9457007438</text:p>
          </table:table-cell>
          <table:table-cell office:value-type="float" office:value="0.00490907829681511" calcext:value-type="float">
            <text:p>0.0049090783</text:p>
          </table:table-cell>
          <table:table-cell office:value-type="float" office:value="33.7082057455615" calcext:value-type="float">
            <text:p>33.7082057456</text:p>
          </table:table-cell>
          <table:table-cell office:value-type="float" office:value="0.0537561220358167" calcext:value-type="float">
            <text:p>0.053756122</text:p>
          </table:table-cell>
          <table:table-cell office:value-type="float" office:value="-0.211467812817069" calcext:value-type="float">
            <text:p>-0.21146781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24" meta:object-count="0"/>
    <meta:generator>LibreOffice/4.2.8.2$Linux_X86_64 LibreOffice_project/420m0$Build-2</meta:generator>
  </office:meta>
</office:document-meta>
</file>